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2.446cm"/>
    </style:style>
    <style:style style:name="co4" style:family="table-column">
      <style:table-column-properties fo:break-before="auto" style:column-width="9.294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17.642cm"/>
    </style:style>
    <style:style style:name="co8" style:family="table-column">
      <style:table-column-properties fo:break-before="auto" style:column-width="8.65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2.992cm"/>
    </style:style>
    <style:style style:name="co12" style:family="table-column">
      <style:table-column-properties fo:break-before="auto" style:column-width="3.489cm"/>
    </style:style>
    <style:style style:name="co13" style:family="table-column">
      <style:table-column-properties fo:break-before="auto" style:column-width="3.406cm"/>
    </style:style>
    <style:style style:name="co14" style:family="table-column">
      <style:table-column-properties fo:break-before="auto" style:column-width="13.912cm"/>
    </style:style>
    <style:style style:name="co15" style:family="table-column">
      <style:table-column-properties fo:break-before="auto" style:column-width="8.768cm"/>
    </style:style>
    <style:style style:name="co16" style:family="table-column">
      <style:table-column-properties fo:break-before="auto" style:column-width="3.184cm"/>
    </style:style>
    <style:style style:name="co17" style:family="table-column">
      <style:table-column-properties fo:break-before="auto" style:column-width="9.543cm"/>
    </style:style>
    <style:style style:name="co18" style:family="table-column">
      <style:table-column-properties fo:break-before="auto" style:column-width="13.801cm"/>
    </style:style>
    <style:style style:name="co19" style:family="table-column">
      <style:table-column-properties fo:break-before="auto" style:column-width="7.519cm"/>
    </style:style>
    <style:style style:name="co20" style:family="table-column">
      <style:table-column-properties fo:break-before="auto" style:column-width="4.561cm"/>
    </style:style>
    <style:style style:name="co21" style:family="table-column">
      <style:table-column-properties fo:break-before="auto" style:column-width="4.512cm"/>
    </style:style>
    <style:style style:name="co22" style:family="table-column">
      <style:table-column-properties fo:break-before="auto" style:column-width="2.272cm"/>
    </style:style>
    <style:style style:name="co23" style:family="table-column">
      <style:table-column-properties fo:break-before="auto" style:column-width="2.078cm"/>
    </style:style>
    <style:style style:name="co24" style:family="table-column">
      <style:table-column-properties fo:break-before="auto" style:column-width="3.157cm"/>
    </style:style>
    <style:style style:name="co25" style:family="table-column">
      <style:table-column-properties fo:break-before="auto" style:column-width="3.24cm"/>
    </style:style>
    <style:style style:name="co26" style:family="table-column">
      <style:table-column-properties fo:break-before="auto" style:column-width="8.879cm"/>
    </style:style>
    <style:style style:name="co27" style:family="table-column">
      <style:table-column-properties fo:break-before="auto" style:column-width="1.692cm"/>
    </style:style>
    <style:style style:name="co28" style:family="table-column">
      <style:table-column-properties fo:break-before="auto" style:column-width="3.572cm"/>
    </style:style>
    <style:style style:name="co29" style:family="table-column">
      <style:table-column-properties fo:break-before="auto" style:column-width="3.681cm"/>
    </style:style>
    <style:style style:name="co30" style:family="table-column">
      <style:table-column-properties fo:break-before="auto" style:column-width="10.952cm"/>
    </style:style>
    <style:style style:name="co31" style:family="table-column">
      <style:table-column-properties fo:break-before="auto" style:column-width="3.875cm"/>
    </style:style>
    <style:style style:name="co32" style:family="table-column">
      <style:table-column-properties fo:break-before="auto" style:column-width="1.249cm"/>
    </style:style>
    <style:style style:name="co33" style:family="table-column">
      <style:table-column-properties fo:break-before="auto" style:column-width="8.631cm"/>
    </style:style>
    <style:style style:name="co34" style:family="table-column">
      <style:table-column-properties fo:break-before="auto" style:column-width="5.616cm"/>
    </style:style>
    <style:style style:name="co35" style:family="table-column">
      <style:table-column-properties fo:break-before="auto" style:column-width="2.963cm"/>
    </style:style>
    <style:style style:name="co36" style:family="table-column">
      <style:table-column-properties fo:break-before="auto" style:column-width="4.787cm"/>
    </style:style>
    <style:style style:name="co37" style:family="table-column">
      <style:table-column-properties fo:break-before="auto" style:column-width="5.23cm"/>
    </style:style>
    <style:style style:name="co38" style:family="table-column">
      <style:table-column-properties fo:break-before="auto" style:column-width="58.256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1.614cm"/>
    </style:style>
    <style:style style:name="co41" style:family="table-column">
      <style:table-column-properties fo:break-before="auto" style:column-width="1.778cm"/>
    </style:style>
    <style:style style:name="co42" style:family="table-column">
      <style:table-column-properties fo:break-before="auto" style:column-width="1.233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459cm"/>
    </style:style>
    <style:style style:name="co45" style:family="table-column">
      <style:table-column-properties fo:break-before="auto" style:column-width="2.595cm"/>
    </style:style>
    <style:style style:name="co46" style:family="table-column">
      <style:table-column-properties fo:break-before="auto" style:column-width="1.369cm"/>
    </style:style>
    <style:style style:name="co47" style:family="table-column">
      <style:table-column-properties fo:break-before="auto" style:column-width="2.785cm"/>
    </style:style>
    <style:style style:name="co48" style:family="table-column">
      <style:table-column-properties fo:break-before="auto" style:column-width="3.166cm"/>
    </style:style>
    <style:style style:name="co49" style:family="table-column">
      <style:table-column-properties fo:break-before="auto" style:column-width="1.997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0.797cm"/>
    </style:style>
    <style:style style:name="co52" style:family="table-column">
      <style:table-column-properties fo:break-before="auto" style:column-width="2.649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1.723cm"/>
    </style:style>
    <style:style style:name="co55" style:family="table-column">
      <style:table-column-properties fo:break-before="auto" style:column-width="3.98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fo:background-color="transparent" fo:border-left="0.06pt solid #000000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none" fo:background-color="transparent" fo:border-left="none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transparent" fo:border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none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transparent" fo:border-left="0.06pt solid #000000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justify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37"/>
    <style:style style:name="ce25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fo:background-color="#ffff00"/>
    </style:style>
    <style:style style:name="ce29" style:family="table-cell" style:parent-style-name="Default" style:data-style-name="N1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0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ext-properties style:font-name="Liberation Sans1"/>
    </style:style>
    <style:style style:name="ce35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10pt" fo:language="zxx" fo:country="none" style:font-size-asian="10pt" style:font-size-complex="10pt"/>
    </style:style>
  </office:automatic-styles>
  <office:body>
    <office:spreadsheet>
      <table:table table:name="Gebäud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974" table:default-cell-style-name="ce2"/>
        <table:table-row table:style-name="ro1">
          <table:table-cell table:style-name="ce1"/>
          <table:table-cell table:style-name="ce6" office:value-type="string">
            <text:p>Allgemeine Daten</text:p>
          </table:table-cell>
          <table:table-cell table:style-name="ce9"/>
          <table:table-cell table:style-name="ce11"/>
          <table:table-cell table:style-name="ce6" office:value-type="string">
            <text:p>Haupteingang</text:p>
          </table:table-cell>
          <table:table-cell table:style-name="ce9" table:number-columns-repeated="6"/>
          <table:table-cell table:style-name="ce11"/>
          <table:table-cell table:style-name="ce6" office:value-type="string">
            <text:p>Nebeneingang</text:p>
          </table:table-cell>
          <table:table-cell table:style-name="ce9" table:number-columns-repeated="6"/>
          <table:table-cell table:style-name="ce11"/>
          <table:table-cell table:style-name="ce6" office:value-type="string">
            <text:p>Gefahrenquellen (unterpendelbare Treppen)</text:p>
          </table:table-cell>
          <table:table-cell table:style-name="ce9"/>
          <table:table-cell table:style-name="ce6" office:value-type="string">
            <text:p>Fahrstuhl</text:p>
          </table:table-cell>
          <table:table-cell table:style-name="ce9" table:number-columns-repeated="8"/>
          <table:table-cell table:style-name="ce11"/>
          <table:table-cell table:style-name="ce19" office:value-type="string">
            <text:p>Besonderheiten</text:p>
          </table:table-cell>
          <table:table-cell table:style-name="ce6" office:value-type="string">
            <text:p>Behindertentoilette</text:p>
          </table:table-cell>
          <table:table-cell table:style-name="ce9" table:number-columns-repeated="2"/>
          <table:table-cell table:style-name="ce11"/>
          <table:table-cell table:style-name="ce6" office:value-type="string">
            <text:p>Kontakt Hausmeister</text:p>
          </table:table-cell>
          <table:table-cell table:style-name="ce9" table:number-columns-repeated="2"/>
          <table:table-cell table:style-name="ce11"/>
          <table:table-cell table:style-name="ce19" office:value-type="string">
            <text:p>Sonstiges</text:p>
          </table:table-cell>
          <table:table-cell table:style-name="ce1" table:number-columns-repeated="974"/>
        </table:table-row>
        <table:table-row table:style-name="ro2">
          <table:table-cell/>
          <table:table-cell table:style-name="ce7" office:value-type="string">
            <text:p>Geb.-Nr.</text:p>
          </table:table-cell>
          <table:table-cell table:style-name="ce10" office:value-type="string">
            <text:p>Name Gebäude</text:p>
          </table:table-cell>
          <table:table-cell table:style-name="ce12" office:value-type="string">
            <text:p>Adresse Gebäude</text:p>
          </table:table-cell>
          <table:table-cell table:style-name="ce7" office:value-type="string">
            <text:p>stufenlos</text:p>
          </table:table-cell>
          <table:table-cell table:style-name="ce10" office:value-type="string">
            <text:p>Anzahl Stufen</text:p>
          </table:table-cell>
          <table:table-cell table:style-name="ce10" office:value-type="string">
            <text:p>Rampe</text:p>
          </table:table-cell>
          <table:table-cell table:style-name="ce10" office:value-type="string">
            <text:p>Eingangstür</text:p>
          </table:table-cell>
          <table:table-cell table:style-name="ce10" office:value-type="string">
            <text:p>Türöffner</text:p>
          </table:table-cell>
          <table:table-cell table:style-name="ce10" office:value-type="string">
            <text:p>Drehtür</text:p>
          </table:table-cell>
          <table:table-cell table:style-name="ce10" office:value-type="string">
            <text:p>schwer zu öffnen</text:p>
          </table:table-cell>
          <table:table-cell table:style-name="ce12" office:value-type="string">
            <text:p>Gefahrenstellen</text:p>
          </table:table-cell>
          <table:table-cell table:style-name="ce7" office:value-type="string">
            <text:p>stufenlos</text:p>
          </table:table-cell>
          <table:table-cell table:style-name="ce10" office:value-type="string">
            <text:p>Anzahl Stufen</text:p>
          </table:table-cell>
          <table:table-cell table:style-name="ce10" office:value-type="string">
            <text:p>Rampe</text:p>
          </table:table-cell>
          <table:table-cell table:style-name="ce10" office:value-type="string">
            <text:p>Eingangstür</text:p>
          </table:table-cell>
          <table:table-cell table:style-name="ce10" office:value-type="string">
            <text:p>Türöffner</text:p>
          </table:table-cell>
          <table:table-cell table:style-name="ce10" office:value-type="string">
            <text:p>Drehtür</text:p>
          </table:table-cell>
          <table:table-cell table:style-name="ce10" office:value-type="string">
            <text:p>schwer zu öffnen</text:p>
          </table:table-cell>
          <table:table-cell table:style-name="ce12" office:value-type="string">
            <text:p>Gefahrenstellen</text:p>
          </table:table-cell>
          <table:table-cell table:style-name="ce7" office:value-type="string">
            <text:p>vorhanden</text:p>
          </table:table-cell>
          <table:table-cell table:style-name="ce10" office:value-type="string">
            <text:p>Beschreibung</text:p>
          </table:table-cell>
          <table:table-cell table:style-name="ce7" office:value-type="string">
            <text:p>Beschreibung</text:p>
          </table:table-cell>
          <table:table-cell table:style-name="ce10" office:value-type="string">
            <text:p>erreichbare Stockwerke</text:p>
          </table:table-cell>
          <table:table-cell table:style-name="ce10" office:value-type="string">
            <text:p>Bedienfeld rollstuhlgerecht</text:p>
          </table:table-cell>
          <table:table-cell table:style-name="ce10" office:value-type="string">
            <text:p>Brailleschrift</text:p>
          </table:table-cell>
          <table:table-cell table:style-name="ce10" office:value-type="string">
            <text:p>Profilschrift</text:p>
          </table:table-cell>
          <table:table-cell table:style-name="ce10" office:value-type="string">
            <text:p>Stockwerkansage</text:p>
          </table:table-cell>
          <table:table-cell table:style-name="ce10" office:value-type="string">
            <text:p>Stockwerkanzeige</text:p>
          </table:table-cell>
          <table:table-cell table:style-name="ce10" office:value-type="string">
            <text:p>Nutzungsberechtigung</text:p>
          </table:table-cell>
          <table:table-cell table:style-name="ce10" office:value-type="string">
            <text:p>Türbreite</text:p>
          </table:table-cell>
          <table:table-cell table:style-name="ce12" office:value-type="string">
            <text:p>Abmessungen innen</text:p>
          </table:table-cell>
          <table:table-cell table:style-name="ce20" office:value-type="string">
            <text:p>Infotheke</text:p>
          </table:table-cell>
          <table:table-cell table:style-name="ce7" office:value-type="string">
            <text:p>Beschreibung</text:p>
          </table:table-cell>
          <table:table-cell table:style-name="ce10" office:value-type="string">
            <text:p>EURO-Schließsystem</text:p>
          </table:table-cell>
          <table:table-cell table:style-name="ce10" office:value-type="string">
            <text:p>Notruf</text:p>
          </table:table-cell>
          <table:table-cell table:style-name="ce12" office:value-type="string">
            <text:p>Bemerkungen</text:p>
          </table:table-cell>
          <table:table-cell table:style-name="ce7" office:value-type="string">
            <text:p>Tel. mobil</text:p>
          </table:table-cell>
          <table:table-cell table:style-name="ce10" office:value-type="string">
            <text:p>Tel. Festnetz</text:p>
          </table:table-cell>
          <table:table-cell table:style-name="ce10" office:value-type="string">
            <text:p>Ort Büro</text:p>
          </table:table-cell>
          <table:table-cell table:style-name="ce12" office:value-type="string">
            <text:p>Beschreiung Büro</text:p>
          </table:table-cell>
          <table:table-cell table:style-name="ce20" office:value-type="string">
            <text:p>weitere Anmerkungen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01.12</text:p>
          </table:table-cell>
          <table:table-cell office:value-type="string">
            <text:p>Studentenwerk (Studentenhaus)</text:p>
          </table:table-cell>
          <table:table-cell office:value-type="string">
            <text:p>Adenauerring 7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 office:value-type="string">
            <text:p>Adenauerring</text:p>
          </table:table-cell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 office:value-type="string">
            <text:p>Mensa-Innenhof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EG unterer Zwischenraum, Stufenloser Zugang über Nebeneingang durch Cafeteria</text:p>
          </table:table-cell>
          <table:table-cell office:value-type="string">
            <text:p>ja</text:p>
          </table:table-cell>
          <table:table-cell table:number-columns-repeated="5"/>
          <table:table-cell office:value-type="string">
            <text:p>Behinderten-Aufzug, Schlüssel an der Kasse</text:p>
          </table:table-cell>
          <table:table-cell table:number-columns-repeated="2"/>
          <table:table-cell office:value-type="string">
            <text:p>ja</text:p>
          </table:table-cell>
          <table:table-cell office:value-type="string">
            <text:p>Unterer Zwischenraum, Zugang über Nebeneingang durch Cafeteria</text:p>
          </table:table-cell>
          <table:table-cell office:value-type="string">
            <text:p>nein</text:p>
          </table:table-cell>
          <table:table-cell/>
          <table:table-cell office:value-type="string">
            <text:p>Abgeschlossen, Schlüssel an der Kasse</text:p>
          </table:table-cell>
          <table:table-cell table:number-columns-repeated="4"/>
          <table:table-cell office:value-type="string">
            <text:p>Türen ohne elektr. Öffner auf dem Weg zu Fahrstuhl und Behinderten-WC, schiefe Stufen zu OG's, Cafeteria Außenbereich (Innenhof) nicht rollstuhlgerecht (erhöhte Plätze, Podest), Entspannungsbereich „Chill-Out“ nur über Stufen erreichbar, Öffnungszeiten Infoschalter: Mo-Do 8:00-15:30, Fr 8:00-15:00 </text:p>
          </table:table-cell>
          <table:table-cell table:number-columns-repeated="974"/>
        </table:table-row>
        <table:table-row table:style-name="ro3">
          <table:table-cell/>
          <table:table-cell table:style-name="ce8" office:value-type="string">
            <text:p>01.13</text:p>
          </table:table-cell>
          <table:table-cell office:value-type="string">
            <text:p>Mensa am Adenauerring</text:p>
          </table:table-cell>
          <table:table-cell office:value-type="string">
            <text:p>Straße am Forum 4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 office:value-type="string">
            <text:p>Südseite, Erreichbar durch Hof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 office:value-type="string">
            <text:p>Nordseite, Gegenüber Haupteingang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ja</text:p>
          </table:table-cell>
          <table:table-cell office:value-type="string">
            <text:p>Westflügel, links von Haupteingang, unterpendelbare Treppen zu Essenslinie 1 und 2</text:p>
          </table:table-cell>
          <table:table-cell office:value-type="string">
            <text:p>EG, links von Haupteingang, frei im Raum</text:p>
          </table:table-cell>
          <table:table-cell table:number-columns-repeated="6"/>
          <table:table-cell office:value-type="string">
            <text:p>Schlüssel im Infocent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EG, im Mensafoyer ggü Haupteingang</text:p>
          </table:table-cell>
          <table:table-cell/>
          <table:table-cell office:value-type="string">
            <text:p>ja</text:p>
          </table:table-cell>
          <table:table-cell office:value-type="string">
            <text:p>Zugang durch schwer zu öffnende Tür</text:p>
          </table:table-cell>
          <table:table-cell table:number-columns-repeated="4"/>
          <table:table-cell office:value-type="string">
            <text:p>Zugang zu Infocenter, Bafög-Stelle, Soziale Dienste (Studentenwerk) über Rampe durch Restaurant („Curry Queen“) links vom Haupteingang, Fahrstuhl:<text:span text:style-name="T1"> </text:span><text:span text:style-name="T2">Schlüsse bei Frau Buchmann im ISC und am Chipkey-Rondell hinterlegt, wird nach dem Essen wieder dort zurückgegeben</text:span>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01.51</text:p>
          </table:table-cell>
          <table:table-cell office:value-type="string">
            <text:p>VBAK</text:p>
          </table:table-cell>
          <table:table-cell office:value-type="string">
            <text:p>Engesserstr. 2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52</text:p>
          </table:table-cell>
          <table:table-cell office:value-type="string">
            <text:p>Gastdozentenhaus Heinrich Hertz mit Erweiterungsbau</text:p>
          </table:table-cell>
          <table:table-cell office:value-type="string">
            <text:p>Engesserstr. 3</text:p>
          </table:table-cell>
          <table:table-cell table:number-columns-repeated="26"/>
          <table:table-cell office:value-type="string">
            <text:p>0,65 m</text:p>
          </table:table-cell>
          <table:table-cell office:value-type="string">
            <text:p>1,25x0,95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53</text:p>
          </table:table-cell>
          <table:table-cell office:value-type="string">
            <text:p>VBAKA Außenstelle</text:p>
          </table:table-cell>
          <table:table-cell office:value-type="string">
            <text:p>Engesserstr. 2a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1.70</text:p>
          </table:table-cell>
          <table:table-cell office:value-type="string">
            <text:p>Zentrum für Information und Beratung (zib)</text:p>
          </table:table-cell>
          <table:table-cell office:value-type="string">
            <text:p>Zähringerstrasse 65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009"/>
        </table:table-row>
        <table:table-row table:style-name="ro2">
          <table:table-cell table:style-name="ce3"/>
          <table:table-cell office:value-type="string">
            <text:p>01.80</text:p>
          </table:table-cell>
          <table:table-cell office:value-type="string">
            <text:p>Wachter-Haus</text:p>
          </table:table-cell>
          <table:table-cell office:value-type="string">
            <text:p>Englerstr. 14</text:p>
          </table:table-cell>
          <table:table-cell table:number-columns-repeated="1012"/>
        </table:table-row>
        <table:table-row table:style-name="ro4">
          <table:table-cell/>
          <table:table-cell office:value-type="string">
            <text:p>01.85</text:p>
          </table:table-cell>
          <table:table-cell office:value-type="string">
            <text:p>Zähringer-Haus</text:p>
          </table:table-cell>
          <table:table-cell office:value-type="string">
            <text:p>Fritz-Erler-Str. 1-3</text:p>
          </table:table-cell>
          <table:table-cell office:value-type="string">
            <text:p>ja</text:p>
          </table:table-cell>
          <table:table-cell/>
          <table:table-cell office:value-type="string">
            <text:p>nicht vorhanden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table:number-columns-repeated="9"/>
          <table:table-cell office:value-type="string">
            <text:p>nein</text:p>
          </table:table-cell>
          <table:table-cell/>
          <table:table-cell office:value-type="string">
            <text:p>Gleich rechts am Eingang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/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table:number-columns-repeated="975"/>
        </table:table-row>
        <table:table-row table:style-name="ro4">
          <table:table-cell table:style-name="ce3"/>
          <table:table-cell office:value-type="string">
            <text:p>01.86</text:p>
          </table:table-cell>
          <table:table-cell office:value-type="string">
            <text:p>Röser-Haus</text:p>
          </table:table-cell>
          <table:table-cell office:value-type="string">
            <text:p>Fritz-Erler-Str. 23</text:p>
          </table:table-cell>
          <table:table-cell table:number-columns-repeated="1012"/>
        </table:table-row>
        <table:table-row table:style-name="ro5">
          <table:table-cell table:style-name="ce3"/>
          <table:table-cell office:value-type="string">
            <text:p>01.90</text:p>
          </table:table-cell>
          <table:table-cell office:value-type="string">
            <text:p>angemietet für Geodätisches Institut</text:p>
          </table:table-cell>
          <table:table-cell office:value-type="string">
            <text:p>Kaiserstr. 14</text:p>
          </table:table-cell>
          <table:table-cell table:number-columns-repeated="26"/>
          <table:table-cell office:value-type="string">
            <text:p>0,62 m</text:p>
          </table:table-cell>
          <table:table-cell office:value-type="string">
            <text:p>0,8x0,82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2</text:p>
          </table:table-cell>
          <table:table-cell office:value-type="string">
            <text:p>angemietet für Fakultät für Wirtschaftswissenschaften</text:p>
          </table:table-cell>
          <table:table-cell office:value-type="string">
            <text:p>Kronenstraße 30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3</text:p>
          </table:table-cell>
          <table:table-cell office:value-type="string">
            <text:p>angemietet für Fakultät für Wirtschaftswissenschaften</text:p>
          </table:table-cell>
          <table:table-cell office:value-type="string">
            <text:p>Kronenstraße 32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4</text:p>
          </table:table-cell>
          <table:table-cell office:value-type="string">
            <text:p>angemietet für Fakultät für Wirtschaftswissenschaften</text:p>
          </table:table-cell>
          <table:table-cell office:value-type="string">
            <text:p>Kronenstraße 34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5</text:p>
          </table:table-cell>
          <table:table-cell office:value-type="string">
            <text:p>angemietet für Forschungsgruppe Technischer Ausbau</text:p>
          </table:table-cell>
          <table:table-cell office:value-type="string">
            <text:p>Kaiserstr. 53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7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1.96</text:p>
          </table:table-cell>
          <table:table-cell office:value-type="string">
            <text:p>angemietet für Fakultät für Wirtschaftswissenschaften</text:p>
          </table:table-cell>
          <table:table-cell office:value-type="string">
            <text:p>Waldhornstr. 27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2.12</text:p>
          </table:table-cell>
          <table:table-cell office:value-type="string">
            <text:p>Forstliches Bildungszentrum, Dienstgebäude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13</text:p>
          </table:table-cell>
          <table:table-cell office:value-type="string">
            <text:p>Forstliches Bildungszentrum, Nebengebäude m. Kantine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14</text:p>
          </table:table-cell>
          <table:table-cell office:value-type="string">
            <text:p>Forstliches Bildungszentrum, Nebengebäude m. Verwaltung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15</text:p>
          </table:table-cell>
          <table:table-cell office:value-type="string">
            <text:p>Forstliches Bildungszentrum, Eckpavillon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5">
          <table:table-cell table:style-name="ce3"/>
          <table:table-cell office:value-type="string">
            <text:p>02.16</text:p>
          </table:table-cell>
          <table:table-cell office:value-type="string">
            <text:p>Chinesischer Pavillon Ost (Forstverwaltung)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4">
          <table:table-cell table:style-name="ce3"/>
          <table:table-cell office:value-type="string">
            <text:p>02.17</text:p>
          </table:table-cell>
          <table:table-cell office:value-type="string">
            <text:p>Chinesischer Pavillon West (Forstverwaltung)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18</text:p>
          </table:table-cell>
          <table:table-cell office:value-type="string">
            <text:p>Forstliches Bildungszentrum, Lehrwerkstättengebäude</text:p>
          </table:table-cell>
          <table:table-cell office:value-type="string">
            <text:p>Richard-Willstätter-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2.95</text:p>
          </table:table-cell>
          <table:table-cell office:value-type="string">
            <text:p>International Department</text:p>
          </table:table-cell>
          <table:table-cell office:value-type="string">
            <text:p>Schlossplatz 19</text:p>
          </table:table-cell>
          <table:table-cell table:number-columns-repeated="1012"/>
        </table:table-row>
        <table:table-row table:style-name="ro6">
          <table:table-cell table:style-name="ce3"/>
          <table:table-cell office:value-type="string">
            <text:p>05.01</text:p>
          </table:table-cell>
          <table:table-cell office:value-type="string">
            <text:p>Nachrichtentechnik</text:p>
          </table:table-cell>
          <table:table-cell office:value-type="string">
            <text:p>Kreuzstraße 11</text:p>
          </table:table-cell>
          <table:table-cell table:number-columns-repeated="1012"/>
        </table:table-row>
        <table:table-row table:style-name="ro2">
          <table:table-cell/>
          <table:table-cell table:style-name="ce8" office:value-type="string">
            <text:p>05.20</text:p>
          </table:table-cell>
          <table:table-cell office:value-type="string">
            <text:p>Allianzgebäude</text:p>
          </table:table-cell>
          <table:table-cell office:value-type="string">
            <text:p>Kaiserstr. 89</text:p>
          </table:table-cell>
          <table:table-cell office:value-type="string">
            <text:p>ja</text:p>
          </table:table-cell>
          <table:table-cell table:number-columns-repeated="3"/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/>
          <table:table-cell office:value-type="string">
            <text:p>nein</text:p>
          </table:table-cell>
          <table:table-cell table:number-columns-repeated="2"/>
          <table:table-cell table:number-columns-repeated="4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9"/>
          <table:table-cell office:value-type="string">
            <text:p>nein</text:p>
          </table:table-cell>
          <table:table-cell office:value-type="string">
            <text:p>2., 3., 5. OG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0152 0160 1237</text:p>
          </table:table-cell>
          <table:table-cell office:value-type="string">
            <text:p>0721 608 43331</text:p>
          </table:table-cell>
          <table:table-cell office:value-type="string">
            <text:p>Geb.05.20, Raum 3B-07.2</text:p>
          </table:table-cell>
          <table:table-cell table:number-columns-repeated="976"/>
        </table:table-row>
        <table:table-row table:style-name="ro2">
          <table:table-cell table:style-name="ce3"/>
          <table:table-cell office:value-type="string">
            <text:p>06.31</text:p>
          </table:table-cell>
          <table:table-cell office:value-type="string">
            <text:p>Westhochschule - Bau 31</text:p>
          </table:table-cell>
          <table:table-cell office:value-type="string">
            <text:p>Hertzstr. 16/31</text:p>
          </table:table-cell>
          <table:table-cell table:number-columns-repeated="29"/>
          <table:table-cell office:value-type="string">
            <text:p>EG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2</text:p>
          </table:table-cell>
          <table:table-cell office:value-type="string">
            <text:p>Westhochschule - Bau 32 (Aka-Flieg)</text:p>
          </table:table-cell>
          <table:table-cell office:value-type="string">
            <text:p>Hertzstr. 16/31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3</text:p>
          </table:table-cell>
          <table:table-cell office:value-type="string">
            <text:p>Westhochschule - Bau 33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4</text:p>
          </table:table-cell>
          <table:table-cell office:value-type="string">
            <text:p>Westhochschule - Bau 34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5</text:p>
          </table:table-cell>
          <table:table-cell office:value-type="string">
            <text:p>Westhochschule - Bau 35</text:p>
          </table:table-cell>
          <table:table-cell office:value-type="string">
            <text:p>Hertzstr. 16/31</text:p>
          </table:table-cell>
          <table:table-cell table:number-columns-repeated="2"/>
          <table:table-cell office:value-type="string">
            <text:p>steile Rampe ins U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6</text:p>
          </table:table-cell>
          <table:table-cell office:value-type="string">
            <text:p>Westhochschule - Bau 36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38</text:p>
          </table:table-cell>
          <table:table-cell office:value-type="string">
            <text:p>Westhochschule - Bau 38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>
            <text:p>06.40</text:p>
          </table:table-cell>
          <table:table-cell office:value-type="string">
            <text:p>Institutsgebäude</text:p>
          </table:table-cell>
          <table:table-cell office:value-type="string">
            <text:p>Herzstr. 16/31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am Eingang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2"/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nks neben Haupteingang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ja, Türschwelle</text:p>
          </table:table-cell>
          <table:table-cell table:number-columns-repeated="13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41</text:p>
          </table:table-cell>
          <table:table-cell office:value-type="string">
            <text:p>Westhochschule - Bau 41</text:p>
          </table:table-cell>
          <table:table-cell office:value-type="string">
            <text:p>Hertzstr. 16/31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6">
          <table:table-cell table:style-name="ce3"/>
          <table:table-cell office:value-type="string">
            <text:p>06.42</text:p>
          </table:table-cell>
          <table:table-cell office:value-type="string">
            <text:p>Westhochschule - Bau 42 (Geophysikalisches Institut)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45</text:p>
          </table:table-cell>
          <table:table-cell office:value-type="string">
            <text:p>Westhochschule - Bau 45</text:p>
          </table:table-cell>
          <table:table-cell office:value-type="string">
            <text:p>Hertzstr. 16/31</text:p>
          </table:table-cell>
          <table:table-cell table:number-columns-repeated="2"/>
          <table:table-cell office:value-type="string">
            <text:p>steile Rampe ins U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46</text:p>
          </table:table-cell>
          <table:table-cell office:value-type="string">
            <text:p>Westhochschule - Bau 46</text:p>
          </table:table-cell>
          <table:table-cell office:value-type="string">
            <text:p>Hertzstr. 16/3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6.47</text:p>
          </table:table-cell>
          <table:table-cell office:value-type="string">
            <text:p>Westhochschule - Bau 47</text:p>
          </table:table-cell>
          <table:table-cell office:value-type="string">
            <text:p>Hertzstraße 16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7.01</text:p>
          </table:table-cell>
          <table:table-cell office:value-type="string">
            <text:p>Zoologisches Institut</text:p>
          </table:table-cell>
          <table:table-cell office:value-type="string">
            <text:p>Kornblumenstr. 13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7">
          <table:table-cell table:style-name="ce3"/>
          <table:table-cell office:value-type="string">
            <text:p>07.02</text:p>
          </table:table-cell>
          <table:table-cell office:value-type="string">
            <text:p>Zoologisches Institut (Lager)</text:p>
          </table:table-cell>
          <table:table-cell office:value-type="string">
            <text:p>Kornblumenstr. 13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7">
          <table:table-cell table:style-name="ce3"/>
          <table:table-cell office:value-type="string">
            <text:p>07.07</text:p>
          </table:table-cell>
          <table:table-cell table:number-columns-repeated="2" office:value-type="string">
            <text:p>Vincenz-Prießnitz-Straße 1</text:p>
          </table:table-cell>
          <table:table-cell table:number-columns-repeated="1012"/>
        </table:table-row>
        <table:table-row table:style-name="ro8">
          <table:table-cell table:style-name="ce3"/>
          <table:table-cell office:value-type="string">
            <text:p>07.08</text:p>
          </table:table-cell>
          <table:table-cell table:number-columns-repeated="2" office:value-type="string">
            <text:p>Vincenz-Prießnitz-Straße 3</text:p>
          </table:table-cell>
          <table:table-cell table:number-columns-repeated="1012"/>
        </table:table-row>
        <table:table-row table:style-name="ro6">
          <table:table-cell table:style-name="ce3"/>
          <table:table-cell office:value-type="string">
            <text:p>07.11</text:p>
          </table:table-cell>
          <table:table-cell office:value-type="string">
            <text:p>Forschungszentrum Informatik (FZI)</text:p>
          </table:table-cell>
          <table:table-cell office:value-type="string">
            <text:p>Haid-und-Neu-Str. 10-14</text:p>
          </table:table-cell>
          <table:table-cell table:number-columns-repeated="2"/>
          <table:table-cell office:value-type="string">
            <text:p>steile Rampe</text:p>
          </table:table-cell>
          <table:table-cell table:number-columns-repeated="23"/>
          <table:table-cell office:value-type="string">
            <text:p>0,78 m</text:p>
          </table:table-cell>
          <table:table-cell office:value-type="string">
            <text:p>1,0x1,6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07.21</text:p>
          </table:table-cell>
          <table:table-cell office:value-type="string">
            <text:p>Technologiefabrik - Bau 26</text:p>
          </table:table-cell>
          <table:table-cell office:value-type="string">
            <text:p>Haid-und-Neu-Str. 7 - 9</text:p>
          </table:table-cell>
          <table:table-cell table:number-columns-repeated="18"/>
          <table:table-cell office:value-type="string">
            <text:p>Lastenaufzug, schwierig zu Bedienen da die Türen nicht selbst schließen</text:p>
          </table:table-cell>
          <table:table-cell table:number-columns-repeated="10"/>
          <table:table-cell office:value-type="string">
            <text:p>3. OG</text:p>
          </table:table-cell>
          <table:table-cell office:value-type="string">
            <text:p>nein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07.30</text:p>
          </table:table-cell>
          <table:table-cell office:value-type="string">
            <text:p>Max Rubner-Institut (MRI), Gebäudeteil ZIT</text:p>
          </table:table-cell>
          <table:table-cell office:value-type="string">
            <text:p>Haid-und-Neu-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7.31</text:p>
          </table:table-cell>
          <table:table-cell office:value-type="string">
            <text:p>Max Rubner-Institut (MRI), Gebäudeteil Technikum</text:p>
          </table:table-cell>
          <table:table-cell office:value-type="string">
            <text:p>Haid-und-Neu-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7.39</text:p>
          </table:table-cell>
          <table:table-cell office:value-type="string">
            <text:p>Emmy Noether-Straße 10</text:p>
          </table:table-cell>
          <table:table-cell office:value-type="string">
            <text:p>Emmy-Noether-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7.40</text:p>
          </table:table-cell>
          <table:table-cell table:number-columns-repeated="2" office:value-type="string">
            <text:p>Emmy-Noether-Straße 11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08.03</text:p>
          </table:table-cell>
          <table:table-cell office:value-type="string">
            <text:p>Sprachen- und Fernstudienzentrum</text:p>
          </table:table-cell>
          <table:table-cell office:value-type="string">
            <text:p>Karl-Friedrich-Str. 17</text:p>
          </table:table-cell>
          <table:table-cell table:number-columns-repeated="1012"/>
        </table:table-row>
        <table:table-row table:style-name="ro2">
          <table:table-cell/>
          <table:table-cell table:style-name="ce8" office:value-type="string">
            <text:p>10.11</text:p>
          </table:table-cell>
          <table:table-cell office:value-type="string">
            <text:p>Hertz HS</text:p>
          </table:table-cell>
          <table:table-cell office:value-type="string">
            <text:p>Kaiserstr. 12</text:p>
          </table:table-cell>
          <table:table-cell office:value-type="string">
            <text:p>nein</text:p>
          </table:table-cell>
          <table:table-cell office:value-type="float" office:value="46">
            <text:p>46</text:p>
          </table:table-cell>
          <table:table-cell office:value-type="string">
            <text:p>nicht vorhanden</text:p>
          </table:table-cell>
          <table:table-cell/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42">
            <text:p>42</text:p>
          </table:table-cell>
          <table:table-cell office:value-type="string">
            <text:p>nicht vorhanden</text:p>
          </table:table-cell>
          <table:table-cell/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nicht vorhanden</text:p>
          </table:table-cell>
          <table:table-cell table:number-columns-repeated="9"/>
          <table:table-cell office:value-type="string">
            <text:p>nein</text:p>
          </table:table-cell>
          <table:table-cell office:value-type="string">
            <text:p>Geb. 10.12, EG</text:p>
          </table:table-cell>
          <table:table-cell table:number-columns-repeated="2" office:value-type="string">
            <text:p>ja</text:p>
          </table:table-cell>
          <table:table-cell/>
          <table:table-cell office:value-type="string">
            <text:p>0152-0160-1266</text:p>
          </table:table-cell>
          <table:table-cell office:value-type="string">
            <text:p>0721-608-42812</text:p>
          </table:table-cell>
          <table:table-cell office:value-type="string">
            <text:p>Geb. 10.91, Raum 056</text:p>
          </table:table-cell>
          <table:table-cell table:number-columns-repeated="976"/>
        </table:table-row>
        <table:table-row table:style-name="ro2">
          <table:table-cell/>
          <table:table-cell office:value-type="string">
            <text:p>10.12</text:p>
          </table:table-cell>
          <table:table-cell office:value-type="string">
            <text:p>Verwaltungsgeb. Nordflügel</text:p>
          </table:table-cell>
          <table:table-cell office:value-type="string">
            <text:p>Englerstr. 13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Ehrenhof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keine</text:p>
          </table:table-cell>
          <table:table-cell table:number-columns-repeated="8"/>
          <table:table-cell office:value-type="string">
            <text:p>nein</text:p>
          </table:table-cell>
          <table:table-cell table:number-columns-repeated="12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0152 0160 1236</text:p>
          </table:table-cell>
          <table:table-cell office:value-type="string">
            <text:p>0721 608 4738</text:p>
          </table:table-cell>
          <table:table-cell table:number-columns-repeated="2"/>
          <table:table-cell office:value-type="string">
            <text:p>Öffnungszeiten Studierendenbüro: Mo+Mi 9:00-16:30, Di 9:00-15:00</text:p>
          </table:table-cell>
          <table:table-cell table:number-columns-repeated="974"/>
        </table:table-row>
        <table:table-row table:style-name="ro3">
          <table:table-cell/>
          <table:table-cell office:value-type="string">
            <text:p>10.21</text:p>
          </table:table-cell>
          <table:table-cell office:value-type="string">
            <text:p>Daimler-/Benz HS</text:p>
          </table:table-cell>
          <table:table-cell table:style-name="ce13" office:value-type="string">
            <text:p>Wilhelm-Nusselt-Weg 2 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Ostseite (Nebeneingang)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6">
            <text:p>6</text:p>
          </table:table-cell>
          <table:table-cell office:value-type="string">
            <text:p>Ostseite, Wilhelm-Nusselt-Weg 4</text:p>
          </table:table-cell>
          <table:table-cell office:value-type="string">
            <text:p>rechts von Rampe, Verbindung Geb. 10.21 und 10.23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a, Türschwelle</text:p>
          </table:table-cell>
          <table:table-cell table:number-columns-repeated="2"/>
          <table:table-cell office:value-type="string">
            <text:p>EG, hinten, Erreichbar über Rampe Nebeneingang</text:p>
          </table:table-cell>
          <table:table-cell office:value-type="string">
            <text:p>EG, 1.OG, 2.O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2.OG, rechts von Daimler Hörsaal, Zugang über Aufzug </text:p>
          </table:table-cell>
          <table:table-cell table:number-columns-repeated="2" office:value-type="string">
            <text:p>ja</text:p>
          </table:table-cell>
          <table:table-cell office:value-type="string">
            <text:p>Bewegungsmsensor Licht, Wasserhahn</text:p>
          </table:table-cell>
          <table:table-cell table:number-columns-repeated="2"/>
          <table:table-cell office:value-type="string">
            <text:p>10.23, Raum 109</text:p>
          </table:table-cell>
          <table:table-cell/>
          <table:table-cell table:style-name="ce13" office:value-type="string">
            <text:p>Achtung oft Fahrräder vor/auf Rampe</text:p>
          </table:table-cell>
          <table:table-cell table:number-columns-repeated="974"/>
        </table:table-row>
        <table:table-row table:style-name="ro3">
          <table:table-cell/>
          <table:table-cell office:value-type="string">
            <text:p>10.23</text:p>
          </table:table-cell>
          <table:table-cell office:value-type="string">
            <text:p>Kollegiengebäude Maschinenbau II</text:p>
          </table:table-cell>
          <table:table-cell table:style-name="ce13" office:value-type="string">
            <text:p>Kaiserstr. 10</text:p>
          </table:table-cell>
          <table:table-cell office:value-type="string">
            <text:p>nei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Westseite und Ostseite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 office:value-type="float" office:value="7">
            <text:p>7</text:p>
          </table:table-cell>
          <table:table-cell office:value-type="string">
            <text:p>zwischen Gebäude 10.21 und 10.23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table:number-columns-repeated="4"/>
          <table:table-cell office:value-type="string">
            <text:p>1. UG – 8. OG</text:p>
          </table:table-cell>
          <table:table-cell table:number-columns-repeated="4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office:value-type="string">
            <text:p>0,85 m</text:p>
          </table:table-cell>
          <table:table-cell office:value-type="string">
            <text:p>1,2x1,5 m</text:p>
          </table:table-cell>
          <table:table-cell office:value-type="string">
            <text:p>nein</text:p>
          </table:table-cell>
          <table:table-cell office:value-type="string">
            <text:p>Geb. 10.21</text:p>
          </table:table-cell>
          <table:table-cell table:number-columns-repeated="7"/>
          <table:table-cell table:style-name="ce13"/>
          <table:table-cell table:number-columns-repeated="974"/>
        </table:table-row>
        <table:table-row table:style-name="ro2">
          <table:table-cell table:style-name="ce3"/>
          <table:table-cell office:value-type="string">
            <text:p>10.30</text:p>
          </table:table-cell>
          <table:table-cell office:value-type="string">
            <text:p>Verkehrstechnisches Institut</text:p>
          </table:table-cell>
          <table:table-cell office:value-type="string">
            <text:p>Otto-Ammann-Platz 9</text:p>
          </table:table-cell>
          <table:table-cell table:number-columns-repeated="18"/>
          <table:table-cell office:value-type="string">
            <text:p>schwer zu bedienen da Türen nicht selbst schließen</text:p>
          </table:table-cell>
          <table:table-cell table:number-columns-repeated="7"/>
          <table:table-cell office:value-type="string">
            <text:p>1,1 m</text:p>
          </table:table-cell>
          <table:table-cell office:value-type="string">
            <text:p>1,0x1,4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31</text:p>
          </table:table-cell>
          <table:table-cell office:value-type="string">
            <text:p>Kavaliershäuschen West</text:p>
          </table:table-cell>
          <table:table-cell office:value-type="string">
            <text:p>Kaiserstr. 8 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32</text:p>
          </table:table-cell>
          <table:table-cell office:value-type="string">
            <text:p>Südwestdeutsches Archiv für Architektur und Ingenieurbau</text:p>
          </table:table-cell>
          <table:table-cell office:value-type="string">
            <text:p>Kaiserstr. 8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33</text:p>
          </table:table-cell>
          <table:table-cell office:value-type="string">
            <text:p>Kavaliershäuschen Ost</text:p>
          </table:table-cell>
          <table:table-cell office:value-type="string">
            <text:p>Kaiserstr. 4 a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34</text:p>
          </table:table-cell>
          <table:table-cell office:value-type="string">
            <text:p>Südwestdeutsches Archiv für Architektur und Ingenieurbau</text:p>
          </table:table-cell>
          <table:table-cell office:value-type="string">
            <text:p>Kaiserstr. 4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40</text:p>
          </table:table-cell>
          <table:table-cell office:value-type="string">
            <text:p>Botanisches Institut</text:p>
          </table:table-cell>
          <table:table-cell office:value-type="string">
            <text:p>Kaiserstr. 2 a/b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50</text:p>
          </table:table-cell>
          <table:table-cell office:value-type="string">
            <text:p>Kollegiengebäude Bauingenieure</text:p>
          </table:table-cell>
          <table:table-cell office:value-type="string">
            <text:p>Reinhard-Baumeister-Platz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2"/>
          <table:table-cell office:value-type="string">
            <text:p>zeitlich beschränkt auf 07:30-16:00 Uhr</text:p>
          </table:table-cell>
          <table:table-cell office:value-type="string">
            <text:p>0,9 m</text:p>
          </table:table-cell>
          <table:table-cell office:value-type="string">
            <text:p>1,2x1,4 m</text:p>
          </table:table-cell>
          <table:table-cell table:number-columns-repeated="984"/>
        </table:table-row>
        <table:table-row table:style-name="ro2">
          <table:table-cell table:style-name="ce3"/>
          <table:table-cell office:value-type="string">
            <text:p>10.61</text:p>
          </table:table-cell>
          <table:table-cell office:value-type="string">
            <text:p>Versuchsanstalt Stahl/Holz/Steine - Prüfkammer + Materiallager</text:p>
          </table:table-cell>
          <table:table-cell office:value-type="string">
            <text:p>Ernst-Gaber-Str. 3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63</text:p>
          </table:table-cell>
          <table:table-cell office:value-type="string">
            <text:p>Windkanalhalle</text:p>
          </table:table-cell>
          <table:table-cell office:value-type="string">
            <text:p>Ernst-Gaber-Str. 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64</text:p>
          </table:table-cell>
          <table:table-cell office:value-type="string">
            <text:p>Versuchsanstalt Stahl/Holz/Steine - Maschinengebäude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10.70</text:p>
          </table:table-cell>
          <table:table-cell office:value-type="string">
            <text:p>Versuchsanstalt Stahl/Holz/Steine - 50 MN-Presse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string">
            <text:p>10.81</text:p>
          </table:table-cell>
          <table:table-cell office:value-type="string">
            <text:p>Altes Bauingenieurgebäude</text:p>
          </table:table-cell>
          <table:table-cell office:value-type="string">
            <text:p>Otto-Ammann-Platz 1</text:p>
          </table:table-cell>
          <table:table-cell office:value-type="string">
            <text:p>nein</text:p>
          </table:table-cell>
          <table:table-cell office:value-type="float" office:value="6">
            <text:p>6</text:p>
          </table:table-cell>
          <table:table-cell office:value-type="string">
            <text:p>nicht vorhanden</text:p>
          </table:table-cell>
          <table:table-cell office:value-type="string">
            <text:p>k.A.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keine</text:p>
          </table:table-cell>
          <table:table-cell office:value-type="string">
            <text:p>Westseite Anbau West, Oststeite Hauptbau 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7"/>
          <table:table-cell office:value-type="string">
            <text:p>B 1.0</text:p>
          </table:table-cell>
          <table:table-cell table:style-name="ce13" office:value-type="string">
            <text:p>B 1.0, T 2.0 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/>
          <table:table-cell office:value-type="string">
            <text:p>0152 0160 1239</text:p>
          </table:table-cell>
          <table:table-cell office:value-type="string">
            <text:p>0721 608 43792</text:p>
          </table:table-cell>
          <table:table-cell office:value-type="string">
            <text:p>Hauptgebäude10.81 1.OG</text:p>
          </table:table-cell>
          <table:table-cell/>
          <table:table-cell office:value-type="string">
            <text:p>alle Räume nur über Treppen erreichbar, kein Personen-/Lastenaufzug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10.82</text:p>
          </table:table-cell>
          <table:table-cell office:value-type="string">
            <text:p>Kinzighalle</text:p>
          </table:table-cell>
          <table:table-cell office:value-type="string">
            <text:p>Otto-Ammann-Platz 7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3</text:p>
          </table:table-cell>
          <table:table-cell office:value-type="string">
            <text:p>Institutsgebäude Wasserwirtschaft und Kulturtechnik</text:p>
          </table:table-cell>
          <table:table-cell office:value-type="string">
            <text:p>Engesserstr. 22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4</text:p>
          </table:table-cell>
          <table:table-cell office:value-type="string">
            <text:p>Theodor-Rehbock-Flußbaulaboratorium</text:p>
          </table:table-cell>
          <table:table-cell office:value-type="string">
            <text:p>Engesserstr. 22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5</text:p>
          </table:table-cell>
          <table:table-cell office:value-type="string">
            <text:p>Werkstattgebäude Wasserbau</text:p>
          </table:table-cell>
          <table:table-cell office:value-type="string">
            <text:p>Ernst-Gaber-Str. 2</text:p>
          </table:table-cell>
          <table:table-cell table:number-columns-repeated="18"/>
          <table:table-cell office:value-type="string">
            <text:p>Lastenaufzug</text:p>
          </table:table-cell>
          <table:table-cell table:number-columns-repeated="10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6</text:p>
          </table:table-cell>
          <table:table-cell office:value-type="string">
            <text:p>Versuchsanstalt Stahl/Holz/Steine - Laborgebäude</text:p>
          </table:table-cell>
          <table:table-cell office:value-type="string">
            <text:p>Otto-Ammann-Platz 5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0.87</text:p>
          </table:table-cell>
          <table:table-cell office:value-type="string">
            <text:p>Versuchsanstalt Stahl/Holz/Steine, Versuchshalle</text:p>
          </table:table-cell>
          <table:table-cell office:value-type="string">
            <text:p>Ernst-Gaber-Straße 6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10.88</text:p>
          </table:table-cell>
          <table:table-cell office:value-type="string">
            <text:p>Altes Betoninstitut</text:p>
          </table:table-cell>
          <table:table-cell office:value-type="string">
            <text:p>Ernst-Gaber-Str. 4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10.89</text:p>
          </table:table-cell>
          <table:table-cell office:value-type="string">
            <text:p>Bodenlabor für Wasserwirtschaft und Kulturtechnik</text:p>
          </table:table-cell>
          <table:table-cell office:value-type="string">
            <text:p>Ernst-Gaber-Str. 4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/>
          <table:table-cell office:value-type="string">
            <text:p>10.91</text:p>
          </table:table-cell>
          <table:table-cell office:value-type="string">
            <text:p>Altes Maschinenbaugebäude</text:p>
          </table:table-cell>
          <table:table-cell office:value-type="string">
            <text:p>Engelbert-Arnold-Str. 4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 office:value-type="string">
            <text:p>bei Nebeneingang, Rampe ist für die Lehrwerkstatt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10">
            <text:p>10</text:p>
          </table:table-cell>
          <table:table-cell office:value-type="string">
            <text:p>hintere Süd/Ost Rampe gegenüber von 10.96, als Eingang für Rollstuhlfahrer geeignet</text:p>
          </table:table-cell>
          <table:table-cell/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mittig im Flur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1. OG, Raum 138.2, Vom Fahrstuhl aus links, zweite Tür rechts</text:p>
          </table:table-cell>
          <table:table-cell table:number-columns-repeated="2" office:value-type="string">
            <text:p>ja</text:p>
          </table:table-cell>
          <table:table-cell/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EG, Raum 0.17</text:p>
          </table:table-cell>
          <table:table-cell office:value-type="string">
            <text:p>gleich links vom Nebeneingang</text:p>
          </table:table-cell>
          <table:table-cell office:value-type="string">
            <text:p>es gibt noch einen Eingang zum Innenhof, kein elektrischer Türöffner, schwer zu öffnen, 5 Stufen nach innen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2</text:p>
          </table:table-cell>
          <table:table-cell office:value-type="string">
            <text:p>Laborhalle Werkzeugmaschinen und Betriebstechnik</text:p>
          </table:table-cell>
          <table:table-cell office:value-type="string">
            <text:p>Engelbert-Arnold-Str. 6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direkt vor Eingangstür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table:number-columns-repeated="21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im EG alles ebenerdig, UG nur über Treppe erreichbar, zwischen 10.92 und 10.93 gibt es eine Rampe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3</text:p>
          </table:table-cell>
          <table:table-cell office:value-type="string">
            <text:p>Laborhalle Fördertechnik</text:p>
          </table:table-cell>
          <table:table-cell office:value-type="string">
            <text:p>Engelbert-Arnold-Str. 8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office:value-type="string">
            <text:p>nein</text:p>
          </table:table-cell>
          <table:table-cell table:number-columns-repeated="11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im EG alles ebenerdig, UG und OG nur über Treppe erreichbar, zwischen 10.92 und 10.93 gibt es einen Durchgang mit Rampe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4</text:p>
          </table:table-cell>
          <table:table-cell office:value-type="string">
            <text:p>Laborhalle Thermische Verfahrenstechnik</text:p>
          </table:table-cell>
          <table:table-cell office:value-type="string">
            <text:p>Engelbert-Arnold-Str. 10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office:value-type="string">
            <text:p>nein</text:p>
          </table:table-cell>
          <table:table-cell table:number-columns-repeated="11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im EG alles ebenerdig, UG und OG nur über Treppe erreichbar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5</text:p>
          </table:table-cell>
          <table:table-cell office:value-type="string">
            <text:p>Strömungslabor</text:p>
          </table:table-cell>
          <table:table-cell office:value-type="string">
            <text:p>Engelbert-Arnold-Str. 12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Türschwelle</text:p>
          </table:table-cell>
          <table:table-cell table:number-columns-repeated="8" office:value-type="string">
            <text:p>-</text:p>
          </table:table-cell>
          <table:table-cell office:value-type="string">
            <text:p>nein</text:p>
          </table:table-cell>
          <table:table-cell table:number-columns-repeated="11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im EG alles ebenerdig, UG und OG nur über Treppe erreichbar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10.96</text:p>
          </table:table-cell>
          <table:table-cell office:value-type="string">
            <text:p>Laborhalle für Fahrzeugsystemtechnik</text:p>
          </table:table-cell>
          <table:table-cell office:value-type="string">
            <text:p>Rudolf-Plank-Str. 1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vom Haupteingang mittig vom Flur erste Tür rechts gleich links ist der Fahrstuhl. Die Tür zum Treppenhaus hat elektrischen Türöffner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jeder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EG, vom Haupteingang gerade aus, letzte Tür rechts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immer offen, nur mit Vierkantschlüssel abschließbar</text:p>
          </table:table-cell>
          <table:table-cell office:value-type="string">
            <text:p>0152-0160-1240</text:p>
          </table:table-cell>
          <table:table-cell office:value-type="string">
            <text:p>0721-608-42824</text:p>
          </table:table-cell>
          <table:table-cell office:value-type="string">
            <text:p>Geb. 10.91, EG, Raum 0.17</text:p>
          </table:table-cell>
          <table:table-cell office:value-type="string">
            <text:p>gleich links vom Nebeneingang</text:p>
          </table:table-cell>
          <table:table-cell office:value-type="string">
            <text:p>-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10.99</text:p>
          </table:table-cell>
          <table:table-cell office:value-type="string">
            <text:p>Pförtnerhaus (Haupt-Einfahrt)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11.10</text:p>
          </table:table-cell>
          <table:table-cell office:value-type="string">
            <text:p>Elektrotechnisches Institut (ETI)</text:p>
          </table:table-cell>
          <table:table-cell office:value-type="string">
            <text:p>Engelbert-Arnold-Str. 5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11.20</text:p>
          </table:table-cell>
          <table:table-cell office:value-type="string">
            <text:p>Englervilla</text:p>
          </table:table-cell>
          <table:table-cell office:value-type="string">
            <text:p>Engesserstr. 14</text:p>
          </table:table-cell>
          <table:table-cell table:number-columns-repeated="18"/>
          <table:table-cell office:value-type="string">
            <text:p>Lastenaufzug</text:p>
          </table:table-cell>
          <table:table-cell table:number-columns-repeated="7"/>
          <table:table-cell office:value-type="string">
            <text:p>0,95 m</text:p>
          </table:table-cell>
          <table:table-cell office:value-type="string">
            <text:p>0,95x1,45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4"/>
          <table:table-cell table:style-name="ce4" office:value-type="string">
            <text:p>11.21</text:p>
          </table:table-cell>
          <table:table-cell table:style-name="ce4" office:value-type="string">
            <text:p>Chemische Technik</text:p>
          </table:table-cell>
          <table:table-cell table:style-name="ce4" office:value-type="string">
            <text:p>Engesserstr. 20</text:p>
          </table:table-cell>
          <table:table-cell table:style-name="ce4" office:value-type="string">
            <text:p>j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string">
            <text:p>Tür mit mechanischem Türschließer</text:p>
          </table:table-cell>
          <table:table-cell table:number-columns-repeated="3" table:style-name="ce4" office:value-type="string">
            <text:p>nein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string">
            <text:p>Tür mit mechanischem Türschließer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. UG – 3. OG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jeder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EG, Raum 005.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152-0160-1232</text:p>
          </table:table-cell>
          <table:table-cell table:style-name="ce4" office:value-type="string">
            <text:p>0721-608-43543</text:p>
          </table:table-cell>
          <table:table-cell table:style-name="ce4" office:value-type="string">
            <text:p>Geb. 30.45, EG, Raum 003</text:p>
          </table:table-cell>
          <table:table-cell table:number-columns-repeated="2" table:style-name="ce4" office:value-type="string">
            <text:p>-</text:p>
          </table:table-cell>
          <table:table-cell table:style-name="ce4" table:number-columns-repeated="974"/>
        </table:table-row>
        <table:table-row table:style-name="ro2">
          <table:table-cell table:style-name="ce3"/>
          <table:table-cell office:value-type="string">
            <text:p>11.22</text:p>
          </table:table-cell>
          <table:table-cell office:value-type="string">
            <text:p>Zentrale Betriebstechnik (ZBT)</text:p>
          </table:table-cell>
          <table:table-cell office:value-type="string">
            <text:p>Engelbert-Arnold-Straße 7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 table:style-name="ce4"/>
          <table:table-cell table:style-name="ce4" office:value-type="string">
            <text:p>11.23</text:p>
          </table:table-cell>
          <table:table-cell table:style-name="ce4" office:value-type="string">
            <text:p>Neue Chemische Technik und Polymer-Institut</text:p>
          </table:table-cell>
          <table:table-cell table:style-name="ce4" office:value-type="string">
            <text:p>Engesserstr. 18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number-columns-repeated="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. UG – 3. OG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2. OG, Raum 218.2</text:p>
          </table:table-cell>
          <table:table-cell table:style-name="ce4" office:value-type="string">
            <text:p>ja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string">
            <text:p>0152-0160-1232</text:p>
          </table:table-cell>
          <table:table-cell table:style-name="ce4" office:value-type="string">
            <text:p>0721-608-43543</text:p>
          </table:table-cell>
          <table:table-cell table:style-name="ce4" office:value-type="string">
            <text:p>Geb. 30.45, EG, Raum 003</text:p>
          </table:table-cell>
          <table:table-cell table:number-columns-repeated="2" table:style-name="ce4" office:value-type="string">
            <text:p>-</text:p>
          </table:table-cell>
          <table:table-cell table:style-name="ce4" table:number-columns-repeated="974"/>
        </table:table-row>
        <table:table-row table:style-name="ro9">
          <table:table-cell table:style-name="ce4"/>
          <table:table-cell table:style-name="ce4" office:value-type="string">
            <text:p>11.30</text:p>
          </table:table-cell>
          <table:table-cell table:style-name="ce4" office:value-type="string">
            <text:p>Adolf-Würth-Gebäude, Zib, Präsidium</text:p>
          </table:table-cell>
          <table:table-cell table:style-name="ce4" office:value-type="string">
            <text:p>Engelbert-Arnoldstr. 2</text:p>
          </table:table-cell>
          <table:table-cell table:style-name="ce4" office:value-type="string">
            <text:p>nein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West- und Nordseite, eine lange Rampe beginnt an der Westseite und führt zur Nordseite zum Haupteingang</text:p>
          </table:table-cell>
          <table:table-cell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Türschwellen</text:p>
          </table:table-cell>
          <table:table-cell table:style-name="ce4" office:value-type="string">
            <text:p>nein</text:p>
          </table:table-cell>
          <table:table-cell table:style-name="ce4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table:style-name="ce4" office:value-type="string">
            <text:p>nein</text:p>
          </table:table-cell>
          <table:table-cell table:number-columns-repeated="3" table:style-name="ce4" office:value-type="string">
            <text:p>-</text:p>
          </table:table-cell>
          <table:table-cell office:value-type="string">
            <text:p>-</text:p>
          </table:table-cell>
          <table:table-cell table:style-name="ce4" office:value-type="string">
            <text:p>Foyer, Flur, Hebebühne um in den Flur zu kommen, dort Personenaufzug für in die oberen Stockwerke</text:p>
          </table:table-cell>
          <table:table-cell table:style-name="ce4" office:value-type="string">
            <text:p>EG, Keller – 3. OG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number-columns-repeated="3" table:style-name="ce4" office:value-type="string">
            <text:p>ja</text:p>
          </table:table-cell>
          <table:table-cell table:style-name="ce4" office:value-type="string">
            <text:p>Hebebühne: KIT-Karte, Klingel</text:p>
            <text:p>Personenaufzug: jeder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EG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immer offen</text:p>
          </table:table-cell>
          <table:table-cell table:style-name="ce4" office:value-type="string">
            <text:p>0152-0160-1211</text:p>
          </table:table-cell>
          <table:table-cell table:style-name="ce4" office:value-type="string">
            <text:p>0721-608-42811</text:p>
          </table:table-cell>
          <table:table-cell table:style-name="ce4" office:value-type="string">
            <text:p>EG, Raum 00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große freie Fläche im Eingangsbereich, als Blinder am besten nach der 2. Eingangstür rechts an der Wand entlang laufen um die Stufen zum Empfang zu erreichen</text:p>
          </table:table-cell>
          <table:table-cell table:style-name="ce4" table:number-columns-repeated="974"/>
        </table:table-row>
        <table:table-row table:style-name="ro3">
          <table:table-cell/>
          <table:table-cell office:value-type="string">
            <text:p>11.40</text:p>
          </table:table-cell>
          <table:table-cell office:value-type="string">
            <text:p>Kollegiengebäude am Ehrenhof</text:p>
          </table:table-cell>
          <table:table-cell office:value-type="string">
            <text:p>Englerstr. 11</text:p>
          </table:table-cell>
          <table:table-cell office:value-type="string">
            <text:p>nein</text:p>
          </table:table-cell>
          <table:table-cell office:value-type="float" office:value="14">
            <text:p>14</text:p>
          </table:table-cell>
          <table:table-cell office:value-type="string">
            <text:p>Westseite, Hinterer Eingang der Druckerei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 office:value-type="float" office:value="6">
            <text:p>6</text:p>
          </table:table-cell>
          <table:table-cell office:value-type="string">
            <text:p>Hinterer Eingang Westseite</text:p>
          </table:table-cell>
          <table:table-cell/>
          <table:table-cell table:number-columns-repeated="2" office:value-type="string">
            <text:p>nein</text:p>
          </table:table-cell>
          <table:table-cell/>
          <table:table-cell office:value-type="string">
            <text:p>keine</text:p>
          </table:table-cell>
          <table:table-cell office:value-type="string">
            <text:p>nein</text:p>
          </table:table-cell>
          <table:table-cell table:number-columns-repeated="2"/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, ab 19:00Uhr nur mit Schlüssel der Hausmeister</text:p>
          </table:table-cell>
          <table:table-cell office:value-type="string">
            <text:p>0,8 m</text:p>
          </table:table-cell>
          <table:table-cell office:value-type="string">
            <text:p>1,2x1,6 m</text:p>
          </table:table-cell>
          <table:table-cell office:value-type="string">
            <text:p>nein</text:p>
          </table:table-cell>
          <table:table-cell office:value-type="string">
            <text:p>1.UG, neben Aufzug</text:p>
          </table:table-cell>
          <table:table-cell table:number-columns-repeated="2" office:value-type="string">
            <text:p>ja</text:p>
          </table:table-cell>
          <table:table-cell/>
          <table:table-cell office:value-type="string">
            <text:p>0152 0160 1236</text:p>
          </table:table-cell>
          <table:table-cell office:value-type="string">
            <text:p>0721 608 44738</text:p>
          </table:table-cell>
          <table:table-cell office:value-type="string">
            <text:p>EG, Raum 008</text:p>
          </table:table-cell>
          <table:table-cell/>
          <table:table-cell table:style-name="ce13" office:value-type="string">
            <text:p>Tür bei Rampe ohne Türöffner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20.11</text:p>
          </table:table-cell>
          <table:table-cell office:value-type="string">
            <text:p>Kollegiengebäude am Schloß - Bau I</text:p>
          </table:table-cell>
          <table:table-cell office:value-type="string">
            <text:p>Schloßbezirk 11</text:p>
          </table:table-cell>
          <table:table-cell table:number-columns-repeated="18"/>
          <table:table-cell office:value-type="string">
            <text:p>Zugang über Geb. 20.13 Bau III</text:p>
          </table:table-cell>
          <table:table-cell table:number-columns-repeated="7"/>
          <table:table-cell office:value-type="string">
            <text:p>0,85 m</text:p>
          </table:table-cell>
          <table:table-cell office:value-type="string">
            <text:p>1,0x1,35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12</text:p>
          </table:table-cell>
          <table:table-cell office:value-type="string">
            <text:p>Kollegium am Schloss - Bau II</text:p>
          </table:table-cell>
          <table:table-cell office:value-type="string">
            <text:p>Schloßbezirk 12</text:p>
          </table:table-cell>
          <table:table-cell table:number-columns-repeated="18"/>
          <table:table-cell office:value-type="string">
            <text:p>Lastenaufzug, Zugang über Geb. 20.13 Bau III</text:p>
          </table:table-cell>
          <table:table-cell table:number-columns-repeated="7"/>
          <table:table-cell office:value-type="string">
            <text:p>0,8 m</text:p>
          </table:table-cell>
          <table:table-cell office:value-type="string">
            <text:p>0,9x0,9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13</text:p>
          </table:table-cell>
          <table:table-cell office:value-type="string">
            <text:p>Kollegium am Schloss - Bau III</text:p>
          </table:table-cell>
          <table:table-cell office:value-type="string">
            <text:p>Schloßbezirk 13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7"/>
          <table:table-cell office:value-type="string">
            <text:p>0,8 m</text:p>
          </table:table-cell>
          <table:table-cell office:value-type="string">
            <text:p>0,9x0,9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14</text:p>
          </table:table-cell>
          <table:table-cell office:value-type="string">
            <text:p>Kollegiengebäude am Schloß - Bau IV</text:p>
          </table:table-cell>
          <table:table-cell office:value-type="string">
            <text:p>Schloßbezirk 14</text:p>
          </table:table-cell>
          <table:table-cell table:number-columns-repeated="18"/>
          <table:table-cell office:value-type="string">
            <text:p>Lastenaufzug, Zugang über Geb. 20.13 Bau III</text:p>
          </table:table-cell>
          <table:table-cell table:number-columns-repeated="7"/>
          <table:table-cell office:value-type="string">
            <text:p>0,8 m</text:p>
          </table:table-cell>
          <table:table-cell office:value-type="string">
            <text:p>0,9x0,9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20</text:p>
          </table:table-cell>
          <table:table-cell office:value-type="string">
            <text:p>Kollegiengebäude am Zirkel, Teil 1</text:p>
          </table:table-cell>
          <table:table-cell office:value-type="string">
            <text:p>Zirkel 2</text:p>
          </table:table-cell>
          <table:table-cell table:number-columns-repeated="25"/>
          <table:table-cell office:value-type="string">
            <text:p>jeder</text:p>
          </table:table-cell>
          <table:table-cell office:value-type="string">
            <text:p>1,2 m</text:p>
          </table:table-cell>
          <table:table-cell office:value-type="string">
            <text:p>2,1x1,5 m</text:p>
          </table:table-cell>
          <table:table-cell/>
          <table:table-cell office:value-type="string">
            <text:p>EG</text:p>
          </table:table-cell>
          <table:table-cell table:number-columns-repeated="982"/>
        </table:table-row>
        <table:table-row table:style-name="ro3">
          <table:table-cell/>
          <table:table-cell office:value-type="string">
            <text:p>20.21</text:p>
          </table:table-cell>
          <table:table-cell office:value-type="string">
            <text:p>Steinbuch Center for Computing (SCC) Süd</text:p>
          </table:table-cell>
          <table:table-cell office:value-type="string">
            <text:p>Zirkel 2</text:p>
          </table:table-cell>
          <table:table-cell office:value-type="string">
            <text:p>nein</text:p>
          </table:table-cell>
          <table:table-cell office:value-type="float" office:value="7">
            <text:p>7</text:p>
          </table:table-cell>
          <table:table-cell office:value-type="string">
            <text:p>vor Haupteingang</text:p>
          </table:table-cell>
          <table:table-cell office:value-type="string">
            <text:p>Südost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7">
            <text:p>7</text:p>
          </table:table-cell>
          <table:table-cell office:value-type="string">
            <text:p>keine, Zugang über Rampe am Haupteingang</text:p>
          </table:table-cell>
          <table:table-cell office:value-type="string">
            <text:p>Südwestseite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links ggü. Haupteingang</text:p>
          </table:table-cell>
          <table:table-cell office:value-type="string">
            <text:p>UG, 1.OG, 2.OG</text:p>
          </table:table-cell>
          <table:table-cell office:value-type="string">
            <text:p>nicht alle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office:value-type="string">
            <text:p>1,2 m</text:p>
          </table:table-cell>
          <table:table-cell table:style-name="ce18" office:value-type="string">
            <text:p>2,1x1,5 m</text:p>
          </table:table-cell>
          <table:table-cell office:value-type="string">
            <text:p>ja</text:p>
          </table:table-cell>
          <table:table-cell office:value-type="string">
            <text:p>EG, Links von Haupteingang</text:p>
          </table:table-cell>
          <table:table-cell table:number-columns-repeated="2" office:value-type="string">
            <text:p>nein</text:p>
          </table:table-cell>
          <table:table-cell table:number-columns-repeated="2"/>
          <table:table-cell table:style-name="ce18" office:value-type="string">
            <text:p>608-42842 </text:p>
          </table:table-cell>
          <table:table-cell table:number-columns-repeated="2"/>
          <table:table-cell office:value-type="string">
            <text:p>Elektronischer Türöffner defekt (stand 29.08.14), Öffnungszeiten Infoschalter: Mo-Do 9:00-17:00, Fr 9:00-16:00 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20.30</text:p>
          </table:table-cell>
          <table:table-cell office:value-type="string">
            <text:p>Kollegiengebäude Mathematik</text:p>
          </table:table-cell>
          <table:table-cell office:value-type="string">
            <text:p>Englerstr. 2</text:p>
          </table:table-cell>
          <table:table-cell table:number-columns-repeated="2"/>
          <table:table-cell office:value-type="string">
            <text:p>Rampe ins UG</text:p>
          </table:table-cell>
          <table:table-cell table:number-columns-repeated="15"/>
          <table:table-cell office:value-type="string">
            <text:p>Aufzugtür im UG schließt nicht selbst</text:p>
          </table:table-cell>
          <table:table-cell table:number-columns-repeated="6"/>
          <table:table-cell office:value-type="string">
            <text:p>zeitlich beschränkt auf 07:00-19:00 Uhr</text:p>
          </table:table-cell>
          <table:table-cell office:value-type="string">
            <text:p>0,72 m</text:p>
          </table:table-cell>
          <table:table-cell office:value-type="string">
            <text:p>1,4x1,0 m</text:p>
          </table:table-cell>
          <table:table-cell/>
          <table:table-cell office:value-type="string">
            <text:p>EG</text:p>
          </table:table-cell>
          <table:table-cell table:number-columns-repeated="982"/>
        </table:table-row>
        <table:table-row table:style-name="ro2">
          <table:table-cell table:style-name="ce4"/>
          <table:table-cell table:style-name="ce4" office:value-type="string">
            <text:p>20.40</text:p>
          </table:table-cell>
          <table:table-cell table:style-name="ce4" office:value-type="string">
            <text:p>Architekturgebäude</text:p>
          </table:table-cell>
          <table:table-cell table:style-name="ce4" office:value-type="string">
            <text:p>Englerstr. 7</text:p>
          </table:table-cell>
          <table:table-cell table:style-name="ce4" office:value-type="string">
            <text:p>nein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hinterer Eingang über Engesserstr., steile Rampe führt ins !. UG, von dort über Fahrstuhl</text:p>
          </table:table-cell>
          <table:table-cell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number-columns-repeated="4" office:value-type="string">
            <text:p>-</text:p>
          </table:table-cell>
          <table:table-cell table:number-columns-repeated="5" table:style-name="ce4" office:value-type="string">
            <text:p>-</text:p>
          </table:table-cell>
          <table:table-cell office:value-type="string">
            <text:p>-</text:p>
          </table:table-cell>
          <table:table-cell table:style-name="ce4"/>
          <table:table-cell table:style-name="ce4" office:value-type="string">
            <text:p>alle</text:p>
          </table:table-cell>
          <table:table-cell table:number-columns-repeated="3"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Zeitlich beschränkt auf 07:30-15:30 Uhr</text:p>
          </table:table-cell>
          <table:table-cell table:style-name="ce4" office:value-type="string">
            <text:p>0,9 m</text:p>
          </table:table-cell>
          <table:table-cell table:style-name="ce4" office:value-type="string">
            <text:p>1,2x1,7 m</text:p>
          </table:table-cell>
          <table:table-cell table:style-name="ce4" office:value-type="string">
            <text:p>-</text:p>
          </table:table-cell>
          <table:table-cell table:style-name="ce4" office:value-type="string">
            <text:p>Keller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string">
            <text:p>0152-0160-1238, 0152-0160-0775</text:p>
          </table:table-cell>
          <table:table-cell table:style-name="ce4" office:value-type="string">
            <text:p>0721-608-42814</text:p>
          </table:table-cell>
          <table:table-cell table:style-name="ce4" office:value-type="string">
            <text:p>EG, Raum 051</text:p>
          </table:table-cell>
          <table:table-cell table:number-columns-repeated="2" table:style-name="ce4" office:value-type="string">
            <text:p>-</text:p>
          </table:table-cell>
          <table:table-cell table:style-name="ce4" table:number-columns-repeated="974"/>
        </table:table-row>
        <table:table-row table:style-name="ro2">
          <table:table-cell table:style-name="ce3"/>
          <table:table-cell office:value-type="string">
            <text:p>20.50</text:p>
          </table:table-cell>
          <table:table-cell office:value-type="string">
            <text:p>Winkelwohnblock E2</text:p>
          </table:table-cell>
          <table:table-cell office:value-type="string">
            <text:p>Engesserstr. 2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51</text:p>
          </table:table-cell>
          <table:table-cell office:value-type="string">
            <text:p>Winkelwohnblock E4, Studienzentrum für Sehgeschädigte</text:p>
          </table:table-cell>
          <table:table-cell office:value-type="string">
            <text:p>Engesserstr. 4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52</text:p>
          </table:table-cell>
          <table:table-cell office:value-type="string">
            <text:p>Winkelwohnblock E6</text:p>
          </table:table-cell>
          <table:table-cell office:value-type="string">
            <text:p>Engesserstr. 6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53</text:p>
          </table:table-cell>
          <table:table-cell office:value-type="string">
            <text:p>Winkelwohnblock NZ3</text:p>
          </table:table-cell>
          <table:table-cell office:value-type="string">
            <text:p>Neuer Zirkel 3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20.54</text:p>
          </table:table-cell>
          <table:table-cell office:value-type="string">
            <text:p>Winkelwohnblock NZ1</text:p>
          </table:table-cell>
          <table:table-cell office:value-type="string">
            <text:p>Neuer Zirkel 1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10</text:p>
          </table:table-cell>
          <table:table-cell office:value-type="string">
            <text:p>Nachrichtentechnik Hs</text:p>
          </table:table-cell>
          <table:table-cell office:value-type="string">
            <text:p>Engesserstr. 5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/>
          <table:table-cell office:value-type="string">
            <text:p>30.21</text:p>
          </table:table-cell>
          <table:table-cell/>
          <table:table-cell office:value-type="string">
            <text:p>Engesserstraße 9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Engesserstraße</text:p>
          </table:table-cell>
          <table:table-cell office:value-type="string">
            <text:p>Südseite</text:p>
          </table:table-cell>
          <table:table-cell table:number-columns-repeated="2" office:value-type="string">
            <text:p>nein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Westseite </text:p>
          </table:table-cell>
          <table:table-cell table:number-columns-repeated="2" office:value-type="string">
            <text:p>nein</text:p>
          </table:table-cell>
          <table:table-cell table:number-columns-repeated="2"/>
          <table:table-cell office:value-type="string">
            <text:p>ja</text:p>
          </table:table-cell>
          <table:table-cell office:value-type="string">
            <text:p>links und rechts von Haupteingang, unterpendelbare Treppen</text:p>
          </table:table-cell>
          <table:table-cell office:value-type="string">
            <text:p>nicht vorhanden</text:p>
          </table:table-cell>
          <table:table-cell table:number-columns-repeated="9"/>
          <table:table-cell office:value-type="string">
            <text:p>nein</text:p>
          </table:table-cell>
          <table:table-cell office:value-type="string">
            <text:p>EG, im Gang rechts durch Glastür</text:p>
          </table:table-cell>
          <table:table-cell table:number-columns-repeated="2" office:value-type="string">
            <text:p>nein</text:p>
          </table:table-cell>
          <table:table-cell office:value-type="string">
            <text:p>normale Tür</text:p>
          </table:table-cell>
          <table:table-cell table:number-columns-repeated="4"/>
          <table:table-cell office:value-type="string">
            <text:p>Zugang vor 7Uhr mit KIT-Karte, dann stehen Türen meist offen</text:p>
          </table:table-cell>
          <table:table-cell table:number-columns-repeated="974"/>
        </table:table-row>
        <table:table-row table:style-name="ro3">
          <table:table-cell/>
          <table:table-cell office:value-type="string">
            <text:p>30.22</text:p>
          </table:table-cell>
          <table:table-cell office:value-type="string">
            <text:p>Physik Flachbau</text:p>
          </table:table-cell>
          <table:table-cell office:value-type="string">
            <text:p>Engesserstraße 9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Engesserstraße</text:p>
          </table:table-cell>
          <table:table-cell office:value-type="string">
            <text:p>Ostseite (Engesserstraße)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Eingang Engesserstraße</text:p>
          </table:table-cell>
          <table:table-cell office:value-type="string">
            <text:p>2 Mal: Westseite und Nordseite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 office:value-type="string">
            <text:p>Lastenaufzug</text:p>
          </table:table-cell>
          <table:table-cell office:value-type="string">
            <text:p>hinterer Gebäudeteil, links von Eingang Westseite, Lastenaufzug</text:p>
          </table:table-cell>
          <table:table-cell table:number-columns-repeated="6"/>
          <table:table-cell office:value-type="string">
            <text:p>nicht frei zugänglich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nicht vorhanden, in Geb. 30.21 ja</text:p>
          </table:table-cell>
          <table:table-cell table:number-columns-repeated="7"/>
          <table:table-cell table:style-name="ce13" office:value-type="string">
            <text:p>Aufzug nur mit Schlüssel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30.23</text:p>
          </table:table-cell>
          <table:table-cell office:value-type="string">
            <text:p>Physik-Hochhaus</text:p>
          </table:table-cell>
          <table:table-cell office:value-type="string">
            <text:p>Wolfgang-Gaede-Str. 1</text:p>
          </table:table-cell>
          <table:table-cell table:number-columns-repeated="26"/>
          <table:table-cell office:value-type="string">
            <text:p>1,1 m</text:p>
          </table:table-cell>
          <table:table-cell table:number-columns-repeated="2"/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30.24</text:p>
          </table:table-cell>
          <table:table-cell office:value-type="string">
            <text:p>Physik-Werkstattgebäude</text:p>
          </table:table-cell>
          <table:table-cell office:value-type="string">
            <text:p>Wolfgang-Gaede-Str. 1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table:number-columns-repeated="27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25</text:p>
          </table:table-cell>
          <table:table-cell office:value-type="string">
            <text:p>Centrum für Funktionelle Nanostrukturen (CFN)</text:p>
          </table:table-cell>
          <table:table-cell office:value-type="string">
            <text:p>Wolfgang-Gaede-Str. 1a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30.28</text:p>
          </table:table-cell>
          <table:table-cell office:value-type="string">
            <text:p>Lernzentrum</text:p>
          </table:table-cell>
          <table:table-cell office:value-type="string">
            <text:p>Wolfgang-Gaede-Straße (Ecke Leonhard-Sohncke-Weg)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rechts von Wolgang-Gaede-Straße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links neben Haupteingan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style-name="ce14" office:value-type="string">
            <text:p>nein</text:p>
          </table:table-cell>
          <table:table-cell table:style-name="ce14"/>
          <table:table-cell table:style-name="ce14" office:value-type="string">
            <text:p>nein</text:p>
          </table:table-cell>
          <table:table-cell table:style-name="ce14"/>
          <table:table-cell table:style-name="ce14" office:value-type="string">
            <text:p>Foyer, links vom Eingang, Haltegriffe oben und unten</text:p>
          </table:table-cell>
          <table:table-cell table:style-name="ce14" office:value-type="string">
            <text:p>1.UG, EG, 1.OG, 2.OG, 2 Ausgänge: Richtung Räume, Richtung Treppenhaus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nein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nein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jeder</text:p>
          </table:table-cell>
          <table:table-cell table:style-name="ce14" table:number-columns-repeated="2"/>
          <table:table-cell table:style-name="ce14" office:value-type="string">
            <text:p>ja</text:p>
          </table:table-cell>
          <table:table-cell table:style-name="ce14" office:value-type="string">
            <text:p>EG, 2.Nebeneingang im Eingangsberich</text:p>
          </table:table-cell>
          <table:table-cell table:style-name="ce14" office:value-type="string">
            <text:p>nein</text:p>
          </table:table-cell>
          <table:table-cell table:style-name="ce14" office:value-type="string">
            <text:p>ja</text:p>
          </table:table-cell>
          <table:table-cell table:style-name="ce14" office:value-type="string">
            <text:p>zentrales Notrufsystem</text:p>
          </table:table-cell>
          <table:table-cell table:style-name="ce14" table:number-columns-repeated="4"/>
          <table:table-cell table:style-name="ce14" office:value-type="string">
            <text:p>Zugang zu Lernräumen mit KIT-Karte, Schließfächer im 1.OG, Schreibtische und rollbare Stühle mit Steckdosen im 1.OG, beidseitige Geländer an Treppen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30.29</text:p>
          </table:table-cell>
          <table:table-cell office:value-type="string">
            <text:p>Start-up Pavillon</text:p>
          </table:table-cell>
          <table:table-cell office:value-type="string">
            <text:p>Engesser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30.31</text:p>
          </table:table-cell>
          <table:table-cell office:value-type="string">
            <text:p>Laborgebäude Biomedizinische Technik (ehem. Tierhaus)</text:p>
          </table:table-cell>
          <table:table-cell office:value-type="string">
            <text:p>Fritz-Haber-Weg 1</text:p>
          </table:table-cell>
          <table:table-cell table:number-columns-repeated="2"/>
          <table:table-cell office:value-type="string">
            <text:p>steile Rampe ins UG</text:p>
          </table:table-cell>
          <table:table-cell table:number-columns-repeated="26"/>
          <table:table-cell office:value-type="string">
            <text:p>Geb. 30.33</text:p>
          </table:table-cell>
          <table:table-cell table:number-columns-repeated="982"/>
        </table:table-row>
        <table:table-row table:style-name="ro2">
          <table:table-cell/>
          <table:table-cell office:value-type="string">
            <text:p>30.33</text:p>
          </table:table-cell>
          <table:table-cell office:value-type="string">
            <text:p>Messtechnik MTI</text:p>
          </table:table-cell>
          <table:table-cell office:value-type="string">
            <text:p>Fritz-Haber-Weg 1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 office:value-type="string">
            <text:p>Eingang Nordseite, Fritz-Haber-Weg 1, leichte Steigung</text:p>
          </table:table-cell>
          <table:table-cell office:value-type="string">
            <text:p>ca. 8m von Rampe entfernt, Glastür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keine</text:p>
          </table:table-cell>
          <table:table-cell table:number-columns-repeated="10"/>
          <table:table-cell office:value-type="string">
            <text:p>vorhanden</text:p>
          </table:table-cell>
          <table:table-cell office:value-type="float" office:value="6">
            <text:p>6</text:p>
          </table:table-cell>
          <table:table-cell office:value-type="string">
            <text:p>ja</text:p>
          </table:table-cell>
          <table:table-cell table:number-columns-repeated="4" office:value-type="string">
            <text:p>nein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WC+Waschbecken</text:p>
          </table:table-cell>
          <table:table-cell table:number-columns-repeated="2" office:value-type="string">
            <text:p>nein</text:p>
          </table:table-cell>
          <table:table-cell office:value-type="string">
            <text:p>spezieller Schlüssel</text:p>
          </table:table-cell>
          <table:table-cell office:value-type="string">
            <text:p>0152 0160 1273</text:p>
          </table:table-cell>
          <table:table-cell office:value-type="string">
            <text:p>0721 608 42820</text:p>
          </table:table-cell>
          <table:table-cell office:value-type="string">
            <text:p>Foyer LTI (30.34) </text:p>
          </table:table-cell>
          <table:table-cell table:number-columns-repeated="976"/>
        </table:table-row>
        <table:table-row table:style-name="ro2">
          <table:table-cell/>
          <table:table-cell office:value-type="string">
            <text:p>30.34</text:p>
          </table:table-cell>
          <table:table-cell office:value-type="string">
            <text:p>Lichttechnisches Institut LTI</text:p>
          </table:table-cell>
          <table:table-cell office:value-type="string">
            <text:p>Engesserstr. 13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 office:value-type="string">
            <text:p>seitlich vom Haupteingang</text:p>
          </table:table-cell>
          <table:table-cell office:value-type="string">
            <text:p>Südseite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keine</text:p>
          </table:table-cell>
          <table:table-cell table:number-columns-repeated="2"/>
          <table:table-cell table:number-columns-repeated="2" office:value-type="string">
            <text:p>Nordseite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keine</text:p>
          </table:table-cell>
          <table:table-cell table:number-columns-repeated="2"/>
          <table:table-cell office:value-type="string">
            <text:p>Lastenaufzug</text:p>
          </table:table-cell>
          <table:table-cell office:value-type="string">
            <text:p>3, ja</text:p>
          </table:table-cell>
          <table:table-cell table:number-columns-repeated="5" office:value-type="string">
            <text:p>nein</text:p>
          </table:table-cell>
          <table:table-cell office:value-type="string">
            <text:p>nicht frei zugänglich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2"/>
          <table:table-cell office:value-type="string">
            <text:p>WC-Anlage im UG</text:p>
          </table:table-cell>
          <table:table-cell office:value-type="string">
            <text:p>0152 0160 1273</text:p>
          </table:table-cell>
          <table:table-cell office:value-type="string">
            <text:p>0721 608 42820</text:p>
          </table:table-cell>
          <table:table-cell office:value-type="string">
            <text:p>Foyer LTI (30.34) </text:p>
          </table:table-cell>
          <table:table-cell table:number-columns-repeated="976"/>
        </table:table-row>
        <table:table-row table:style-name="ro2">
          <table:table-cell table:style-name="ce3"/>
          <table:table-cell office:value-type="string">
            <text:p>30.35</text:p>
          </table:table-cell>
          <table:table-cell office:value-type="string">
            <text:p>Hochspannungstechnik Hs</text:p>
          </table:table-cell>
          <table:table-cell office:value-type="string">
            <text:p>Engesserstr. 11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36</text:p>
          </table:table-cell>
          <table:table-cell office:value-type="string">
            <text:p>Hochspannungshalle</text:p>
          </table:table-cell>
          <table:table-cell office:value-type="string">
            <text:p>Engesserstr. 11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10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41</text:p>
          </table:table-cell>
          <table:table-cell office:value-type="string">
            <text:p>Chemie Hs I u. II</text:p>
          </table:table-cell>
          <table:table-cell office:value-type="string">
            <text:p>Fritz-Haber-Weg 2 - 6</text:p>
          </table:table-cell>
          <table:table-cell table:number-columns-repeated="29"/>
          <table:table-cell office:value-type="string">
            <text:p>Geb. 30.46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42</text:p>
          </table:table-cell>
          <table:table-cell office:value-type="string">
            <text:p>Organische Chemie</text:p>
          </table:table-cell>
          <table:table-cell office:value-type="string">
            <text:p>Fritz-Haber-Weg 6</text:p>
          </table:table-cell>
          <table:table-cell table:number-columns-repeated="29"/>
          <table:table-cell office:value-type="string">
            <text:p>Geb. 30.46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43</text:p>
          </table:table-cell>
          <table:table-cell office:value-type="string">
            <text:p>Chemie-Turm I</text:p>
          </table:table-cell>
          <table:table-cell office:value-type="string">
            <text:p>Fritz-Haber-Weg 4</text:p>
          </table:table-cell>
          <table:table-cell table:number-columns-repeated="29"/>
          <table:table-cell office:value-type="string">
            <text:p>Geb. 30.46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44</text:p>
          </table:table-cell>
          <table:table-cell office:value-type="string">
            <text:p>Chemie-Turm II</text:p>
          </table:table-cell>
          <table:table-cell office:value-type="string">
            <text:p>Fritz-Haber-Weg 4</text:p>
          </table:table-cell>
          <table:table-cell table:number-columns-repeated="29"/>
          <table:table-cell office:value-type="string">
            <text:p>Geb. 30.46</text:p>
          </table:table-cell>
          <table:table-cell table:number-columns-repeated="982"/>
        </table:table-row>
        <table:table-row table:style-name="ro9">
          <table:table-cell table:style-name="ce5"/>
          <table:table-cell table:style-name="ce4" office:value-type="string">
            <text:p>30.45</text:p>
          </table:table-cell>
          <table:table-cell table:style-name="ce4" office:value-type="string">
            <text:p>Anorganische Chemie</text:p>
          </table:table-cell>
          <table:table-cell table:style-name="ce4" office:value-type="string">
            <text:p>Engesserstr. 15 (Checkliste) /</text:p>
            <text:p>Fritz-Haber-Weg 2 (Webseite)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style-name="ce4" office:value-type="float" office:value="4">
            <text:p>4</text:p>
          </table:table-cell>
          <table:table-cell office:value-type="string">
            <text:p>-</text:p>
          </table:table-cell>
          <table:table-cell table:style-name="ce4" office:value-type="string">
            <text:p>Türen mit mechanischem Türöffner</text:p>
          </table:table-cell>
          <table:table-cell table:number-columns-repeated="2" table:style-name="ce4" office:value-type="string">
            <text:p>nein</text:p>
          </table:table-cell>
          <table:table-cell table:style-name="ce15" office:value-type="string">
            <text:p>nein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nein</text:p>
          </table:table-cell>
          <table:table-cell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1. UG – 6. OG</text:p>
          </table:table-cell>
          <table:table-cell table:style-name="ce15" office:value-type="string">
            <text:p>ja</text:p>
          </table:table-cell>
          <table:table-cell table:number-columns-repeated="3" table:style-name="ce15" office:value-type="string">
            <text:p>nein</text:p>
          </table:table-cell>
          <table:table-cell table:style-name="ce15" office:value-type="string">
            <text:p>ja</text:p>
          </table:table-cell>
          <table:table-cell table:number-columns-repeated="3" table:style-name="ce15" office:value-type="string">
            <text:p>-</text:p>
          </table:table-cell>
          <table:table-cell table:style-name="ce15" office:value-type="string">
            <text:p>nein</text:p>
          </table:table-cell>
          <table:table-cell table:style-name="ce15" office:value-type="string">
            <text:p>Geb. 30.46, EG, Hinter HS Neue Chemie</text:p>
          </table:table-cell>
          <table:table-cell table:number-columns-repeated="2" table:style-name="ce15" office:value-type="string">
            <text:p>nein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0152-0160-1232</text:p>
          </table:table-cell>
          <table:table-cell table:style-name="ce15" office:value-type="string">
            <text:p>0721-608-43543</text:p>
          </table:table-cell>
          <table:table-cell table:style-name="ce15" office:value-type="string">
            <text:p>EG, Raum 003</text:p>
          </table:table-cell>
          <table:table-cell table:style-name="ce15" office:value-type="string">
            <text:p>im Foyer</text:p>
          </table:table-cell>
          <table:table-cell table:style-name="ce15" office:value-type="string">
            <text:p>-</text:p>
          </table:table-cell>
          <table:table-cell table:style-name="ce5" table:number-columns-repeated="974"/>
        </table:table-row>
        <table:table-row table:style-name="ro2">
          <table:table-cell table:style-name="ce4"/>
          <table:table-cell table:style-name="ce4" office:value-type="string">
            <text:p>30.46</text:p>
          </table:table-cell>
          <table:table-cell table:style-name="ce4" office:value-type="string">
            <text:p>HS Neue Chemie</text:p>
          </table:table-cell>
          <table:table-cell table:style-name="ce4" office:value-type="string">
            <text:p>Engesserstr. 15</text:p>
          </table:table-cell>
          <table:table-cell table:style-name="ce4" office:value-type="string">
            <text:p>ja</text:p>
          </table:table-cell>
          <table:table-cell table:number-columns-repeated="3"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table:style-name="ce4" office:value-type="string">
            <text:p>nein</text:p>
          </table:table-cell>
          <table:table-cell table:style-name="ce16" office:value-type="string">
            <text:p>nein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nein</text:p>
          </table:table-cell>
          <table:table-cell table:number-columns-repeated="8" office:value-type="string">
            <text:p>-</text:p>
          </table:table-cell>
          <table:table-cell table:style-name="ce16" table:number-columns-repeated="3"/>
          <table:table-cell table:style-name="ce16" office:value-type="string">
            <text:p>nein</text:p>
          </table:table-cell>
          <table:table-cell table:style-name="ce16" office:value-type="string">
            <text:p>Geb. 30.41 (Checkliste) / EG, hinter HS Neue Chemie</text:p>
          </table:table-cell>
          <table:table-cell table:style-name="ce16" office:value-type="string">
            <text:p>ja</text:p>
          </table:table-cell>
          <table:table-cell table:style-name="ce16" office:value-type="string">
            <text:p>nein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0152-0160-1232</text:p>
          </table:table-cell>
          <table:table-cell table:style-name="ce16" office:value-type="string">
            <text:p>0721-608-43543</text:p>
          </table:table-cell>
          <table:table-cell table:style-name="ce16" office:value-type="string">
            <text:p>Geb. 30.45, EG, Raum 003</text:p>
          </table:table-cell>
          <table:table-cell table:number-columns-repeated="2" table:style-name="ce16" office:value-type="string">
            <text:p>-</text:p>
          </table:table-cell>
          <table:table-cell table:style-name="ce4" table:number-columns-repeated="974"/>
        </table:table-row>
        <table:table-row table:style-name="ro2">
          <table:table-cell/>
          <table:table-cell office:value-type="string">
            <text:p>30.50, 30.51</text:p>
          </table:table-cell>
          <table:table-cell office:value-type="string">
            <text:p>KIT-Bibliothek</text:p>
          </table:table-cell>
          <table:table-cell office:value-type="string">
            <text:p>Straße am Forum 1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denauerring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float" office:value="8">
            <text:p>8</text:p>
          </table:table-cell>
          <table:table-cell office:value-type="string">
            <text:p>rechts neben Stufen, Aufzug </text:p>
          </table:table-cell>
          <table:table-cell office:value-type="string">
            <text:p>Am Forum ggü. Haupteingang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Foyer</text:p>
          </table:table-cell>
          <table:table-cell office:value-type="string">
            <text:p>1.UG-3.OG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ja</text:p>
          </table:table-cell>
          <table:table-cell office:value-type="string">
            <text:p>UG, links und rechts von Schöießfächern</text:p>
          </table:table-cell>
          <table:table-cell table:number-columns-repeated="2" office:value-type="string">
            <text:p>ja</text:p>
          </table:table-cell>
          <table:table-cell table:number-columns-repeated="5"/>
          <table:table-cell office:value-type="string">
            <text:p>24h geöffnet (über Eingang Am Forum), Öffnung Eingang Adenauerring: Mo-Fr 9:00-19:00, Sa 9:00-12:30, Benutzung Aufzug für Rollstuhlfahrer Am Forum mit KIT-Karte (ansonsten klingeln), Achtung Fahrräder vor Aufzug, Schließfächer im 1.UG, Fernleihautomat und Kopierer im EG links, 2.OG: Lesegerät für Sehgeschädigte, Infoschalter für Nachfragen vorhanden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30.51</text:p>
          </table:table-cell>
          <table:table-cell office:value-type="string">
            <text:p>KIT-Bibliothek Süd (Neubau)</text:p>
          </table:table-cell>
          <table:table-cell office:value-type="string">
            <text:p>Straße am Forum 2</text:p>
          </table:table-cell>
          <table:table-cell table:number-columns-repeated="29"/>
          <table:table-cell office:value-type="string">
            <text:p>2. UG, nahe Aufzug</text:p>
          </table:table-cell>
          <table:table-cell office:value-type="string">
            <text:p>ja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30.60</text:p>
          </table:table-cell>
          <table:table-cell office:value-type="string">
            <text:p>Laborhalle Thermische Strömungsmaschinen / Technische Thermodynamik</text:p>
          </table:table-cell>
          <table:table-cell office:value-type="string">
            <text:p>Straße am Forum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Rampe mit 14% Steigun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61</text:p>
          </table:table-cell>
          <table:table-cell office:value-type="string">
            <text:p>Anbau Thermische Strömungsmaschinen / Technische Thermodynamik</text:p>
          </table:table-cell>
          <table:table-cell office:value-type="string">
            <text:p>Straße am Forum 6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Rampe mit 14% Steigun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70</text:p>
          </table:table-cell>
          <table:table-cell office:value-type="string">
            <text:p>Institutsgebäude Mechanische Verfahrenstechnik und Mechanik</text:p>
          </table:table-cell>
          <table:table-cell office:value-type="string">
            <text:p>Straße am Forum 6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Rampe mit 14% Steigung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30.79</text:p>
          </table:table-cell>
          <table:table-cell office:value-type="string">
            <text:p>Kinderbetreuung</text:p>
          </table:table-cell>
          <table:table-cell office:value-type="string">
            <text:p>Richard-Willstätter-Allee 8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30.80</text:p>
          </table:table-cell>
          <table:table-cell office:value-type="string">
            <text:p>Sporthalle II</text:p>
          </table:table-cell>
          <table:table-cell office:value-type="string">
            <text:p>Straße am Forum 7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/>
          <table:table-cell office:value-type="string">
            <text:p>30.81</text:p>
          </table:table-cell>
          <table:table-cell office:value-type="string">
            <text:p>Altes Stadiongebäude / Studentenzentrum AKK</text:p>
          </table:table-cell>
          <table:table-cell office:value-type="string">
            <text:p>Straße am Forum 2</text:p>
          </table:table-cell>
          <table:table-cell office:value-type="string">
            <text:p>ja</text:p>
          </table:table-cell>
          <table:table-cell table:number-columns-repeated="2" office:value-type="string">
            <text:p>-</text:p>
          </table:table-cell>
          <table:table-cell office:value-type="string">
            <text:p>Ostseite, schmale Tür, notfalls beide Türflügel öffnen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table:number-columns-repeated="2" office:value-type="string">
            <text:p>-</text:p>
          </table:table-cell>
          <table:table-cell office:value-type="string">
            <text:p>Südseite</text:p>
          </table:table-cell>
          <table:table-cell table:number-columns-repeated="2" office:value-type="string">
            <text:p>nein</text:p>
          </table:table-cell>
          <table:table-cell table:number-columns-repeated="4" office:value-type="string">
            <text:p>-</text:p>
          </table:table-cell>
          <table:table-cell office:value-type="string">
            <text:p>nicht vorhanden</text:p>
          </table:table-cell>
          <table:table-cell table:number-columns-repeated="9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3" office:value-type="string">
            <text:p>-</text:p>
          </table:table-cell>
          <table:table-cell table:number-columns-repeated="979"/>
        </table:table-row>
        <table:table-row table:style-name="ro2">
          <table:table-cell table:style-name="ce3"/>
          <table:table-cell office:value-type="string">
            <text:p>30.90</text:p>
          </table:table-cell>
          <table:table-cell office:value-type="string">
            <text:p>Lösungsmittel- und Säurelager</text:p>
          </table:table-cell>
          <table:table-cell office:value-type="string">
            <text:p>Fritz-Haber-Weg 8</text:p>
          </table:table-cell>
          <table:table-cell office:value-type="string">
            <text:p>nein</text:p>
          </table:table-cell>
          <table:table-cell/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4"/>
          <table:table-cell table:style-name="ce4" office:value-type="string">
            <text:p>30.91</text:p>
          </table:table-cell>
          <table:table-cell table:style-name="ce4" office:value-type="string">
            <text:p>Franz-Schnabel-Haus</text:p>
          </table:table-cell>
          <table:table-cell table:style-name="ce4" office:value-type="string">
            <text:p>Fritz-Haber-Weg 7</text:p>
          </table:table-cell>
          <table:table-cell table:style-name="ce4" office:value-type="string">
            <text:p>nei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ührt in den rechten Gebäudeflügel</text:p>
          </table:table-cell>
          <table:table-cell table:style-name="ce4" office:value-type="string">
            <text:p>-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ja</text:p>
          </table:table-cell>
          <table:table-cell table:number-columns-repeated="2" office:value-type="string">
            <text:p>-</text:p>
          </table:table-cell>
          <table:table-cell table:style-name="ce4" office:value-type="string">
            <text:p>Türen mit mechanischem Türschließer</text:p>
          </table:table-cell>
          <table:table-cell table:number-columns-repeated="3"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nein</text:p>
          </table:table-cell>
          <table:table-cell table:number-columns-repeated="8" office:value-type="string">
            <text:p>-</text:p>
          </table:table-cell>
          <table:table-cell table:style-name="ce4" table:number-columns-repeated="3"/>
          <table:table-cell table:style-name="ce4" office:value-type="string">
            <text:p>nein</text:p>
          </table:table-cell>
          <table:table-cell table:style-name="ce4" office:value-type="string">
            <text:p>EG, Ostseit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152-0160-1232</text:p>
          </table:table-cell>
          <table:table-cell table:style-name="ce4" office:value-type="string">
            <text:p>0721-608-43543</text:p>
          </table:table-cell>
          <table:table-cell table:style-name="ce4" office:value-type="string">
            <text:p>Geb. 30.45, EG, Raum 003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table:number-columns-repeated="974"/>
        </table:table-row>
        <table:table-row table:style-name="ro2">
          <table:table-cell table:style-name="ce3"/>
          <table:table-cell office:value-type="string">
            <text:p>30.93</text:p>
          </table:table-cell>
          <table:table-cell office:value-type="string">
            <text:p>Zentrales Sonderabfall-Zwischenlager</text:p>
          </table:table-cell>
          <table:table-cell office:value-type="string">
            <text:p>Fritz-Haber-Weg 5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10">
          <table:table-cell table:style-name="ce1"/>
          <table:table-cell office:value-type="string">
            <text:p>30.95</text:p>
          </table:table-cell>
          <table:table-cell office:value-type="string">
            <text:p>Audimax</text:p>
          </table:table-cell>
          <table:table-cell office:value-type="string">
            <text:p>Straße am Forum 1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Südseite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kein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Nordseite, Gegenüber Haupteingan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style-name="ce17" office:value-type="string">
            <text:p>nein</text:p>
          </table:table-cell>
          <table:table-cell table:style-name="ce15"/>
          <table:table-cell table:style-name="ce17" office:value-type="string">
            <text:p>ja</text:p>
          </table:table-cell>
          <table:table-cell table:style-name="ce17" office:value-type="string">
            <text:p>Zentral im Foyer, 2 unterpendelbare Treppen Richtung Hörsaal</text:p>
          </table:table-cell>
          <table:table-cell table:style-name="ce17" office:value-type="string">
            <text:p>Foyer, Ggü Eingang, hinter den Treppen</text:p>
          </table:table-cell>
          <table:table-cell table:style-name="ce17" office:value-type="string">
            <text:p>EG, 1.OG</text:p>
          </table:table-cell>
          <table:table-cell table:style-name="ce17" office:value-type="string">
            <text:p>ja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ja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ja</text:p>
          </table:table-cell>
          <table:table-cell table:style-name="ce17" office:value-type="string">
            <text:p>jeder</text:p>
          </table:table-cell>
          <table:table-cell table:style-name="ce17" table:number-columns-repeated="2"/>
          <table:table-cell table:style-name="ce17" office:value-type="string">
            <text:p>nein</text:p>
          </table:table-cell>
          <table:table-cell table:style-name="ce17" office:value-type="string">
            <text:p>EG, seitlich vor Hörsaaleingang, hinter Garderobe</text:p>
          </table:table-cell>
          <table:table-cell table:number-columns-repeated="2" table:style-name="ce17" office:value-type="string">
            <text:p>ja</text:p>
          </table:table-cell>
          <table:table-cell table:style-name="ce17"/>
          <table:table-cell table:style-name="ce17" office:value-type="string">
            <text:p>0152 0160 1251</text:p>
          </table:table-cell>
          <table:table-cell table:style-name="ce17" office:value-type="string">
            <text:p>0721 608 42823</text:p>
          </table:table-cell>
          <table:table-cell table:style-name="ce17" office:value-type="string">
            <text:p>Geb.30.95</text:p>
          </table:table-cell>
          <table:table-cell table:style-name="ce17"/>
          <table:table-cell table:style-name="ce21"/>
          <table:table-cell table:style-name="ce5" table:number-columns-repeated="2"/>
          <table:table-cell table:style-name="ce1" table:number-columns-repeated="972"/>
        </table:table-row>
        <table:table-row table:style-name="ro10">
          <table:table-cell table:style-name="ce1"/>
          <table:table-cell office:value-type="string">
            <text:p>30.96</text:p>
          </table:table-cell>
          <table:table-cell office:value-type="string">
            <text:p>Zentrum für Mittel- und Osteuropa (ZOM)</text:p>
          </table:table-cell>
          <table:table-cell office:value-type="string">
            <text:p>Straße am Forum 3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ja</text:p>
          </table:table-cell>
          <table:table-cell table:style-name="ce17" office:value-type="string">
            <text:p>nein</text:p>
          </table:table-cell>
          <table:table-cell table:style-name="ce15" office:value-type="string">
            <text:p>nein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EG</text:p>
          </table:table-cell>
          <table:table-cell table:style-name="ce17" office:value-type="string">
            <text:p>EG, 1. OG</text:p>
          </table:table-cell>
          <table:table-cell table:style-name="ce17" office:value-type="string">
            <text:p>ja</text:p>
          </table:table-cell>
          <table:table-cell table:number-columns-repeated="2" table:style-name="ce17" office:value-type="string">
            <text:p>-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ja</text:p>
          </table:table-cell>
          <table:table-cell table:style-name="ce17" office:value-type="string">
            <text:p>jeder</text:p>
          </table:table-cell>
          <table:table-cell table:number-columns-repeated="2" table:style-name="ce17" office:value-type="string">
            <text:p>-</text:p>
          </table:table-cell>
          <table:table-cell table:style-name="ce17" office:value-type="string">
            <text:p>nein</text:p>
          </table:table-cell>
          <table:table-cell table:style-name="ce17" office:value-type="string">
            <text:p>EG, neben Aufzug</text:p>
          </table:table-cell>
          <table:table-cell table:number-columns-repeated="2" table:style-name="ce17" office:value-type="string">
            <text:p>ja</text:p>
          </table:table-cell>
          <table:table-cell table:style-name="ce17" table:number-columns-repeated="3"/>
          <table:table-cell table:style-name="ce17" office:value-type="string">
            <text:p>Geb. 30.95, EG</text:p>
          </table:table-cell>
          <table:table-cell table:style-name="ce17"/>
          <table:table-cell table:style-name="ce21"/>
          <table:table-cell table:style-name="ce5" table:number-columns-repeated="2"/>
          <table:table-cell table:style-name="ce1" table:number-columns-repeated="972"/>
        </table:table-row>
        <table:table-row table:style-name="ro2">
          <table:table-cell table:style-name="ce3"/>
          <table:table-cell office:value-type="string">
            <text:p>40.02</text:p>
          </table:table-cell>
          <table:table-cell office:value-type="string">
            <text:p>EBI - Gas, Erdöl und Kohle - Anbau an 40.12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04</text:p>
          </table:table-cell>
          <table:table-cell office:value-type="string">
            <text:p>EBI - Wasserchemie - Anbau an 40.14</text:p>
          </table:table-cell>
          <table:table-cell office:value-type="string">
            <text:p>Engler-Bunte-Ring 9</text:p>
          </table:table-cell>
          <table:table-cell table:number-columns-repeated="18"/>
          <table:table-cell office:value-type="string">
            <text:p>Lastenaufzug</text:p>
          </table:table-cell>
          <table:table-cell table:number-columns-repeated="10"/>
          <table:table-cell office:value-type="string">
            <text:p>EG</text:p>
          </table:table-cell>
          <table:table-cell table:number-columns-repeated="982"/>
        </table:table-row>
        <table:table-row table:style-name="ro3">
          <table:table-cell/>
          <table:table-cell table:style-name="ce8" office:value-type="string">
            <text:p>40.11</text:p>
          </table:table-cell>
          <table:table-cell office:value-type="string">
            <text:p>Engler-Bunte-Institut</text:p>
          </table:table-cell>
          <table:table-cell office:value-type="string">
            <text:p>Engler-Bunte-Ring 1-7</text:p>
          </table:table-cell>
          <table:table-cell office:value-type="string">
            <text:p>nein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string">
            <text:p>ja</text:p>
          </table:table-cell>
          <table:table-cell table:number-columns-repeated="2"/>
          <table:table-cell office:value-type="string">
            <text:p>Geb. 40.12 und 40.13, Brandschutztür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/>
          <table:table-cell office:value-type="string">
            <text:p>Geb. 40.19, Nur über Geb. 40.12 oder 40.13 erreichbar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Geb. 40.04</text:p>
          </table:table-cell>
          <table:table-cell table:number-columns-repeated="3"/>
          <table:table-cell office:value-type="string">
            <text:p>0177 435 6716</text:p>
          </table:table-cell>
          <table:table-cell/>
          <table:table-cell office:value-type="string">
            <text:p>40.11</text:p>
          </table:table-cell>
          <table:table-cell/>
          <table:table-cell table:style-name="ce13" office:value-type="string">
            <text:p>Von 40.13 bis 40.11 muss man zwei Gebäude mit vielen Flügeltüren durchqueren, Zugang zu 1. OG und 2. OG über 40.13 <text:s/>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40.12</text:p>
          </table:table-cell>
          <table:table-cell office:value-type="string">
            <text:p>EBI - Gas, Erdöl und Kohle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13</text:p>
          </table:table-cell>
          <table:table-cell office:value-type="string">
            <text:p>EBI - Feuerungstechnik</text:p>
          </table:table-cell>
          <table:table-cell office:value-type="string">
            <text:p>Engler-Bunte-Ring 7</text:p>
          </table:table-cell>
          <table:table-cell table:number-columns-repeated="26"/>
          <table:table-cell office:value-type="string">
            <text:p>0,8 m</text:p>
          </table:table-cell>
          <table:table-cell office:value-type="string">
            <text:p>1,35x1,8 m</text:p>
          </table:table-cell>
          <table:table-cell/>
          <table:table-cell office:value-type="string">
            <text:p>Geb. 40.04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14</text:p>
          </table:table-cell>
          <table:table-cell office:value-type="string">
            <text:p>EBI - Wasserchemie</text:p>
          </table:table-cell>
          <table:table-cell office:value-type="string">
            <text:p>Engler-Bunte-Ring 1 - 9</text:p>
          </table:table-cell>
          <table:table-cell table:number-columns-repeated="29"/>
          <table:table-cell office:value-type="string">
            <text:p>Geb. 40.04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15</text:p>
          </table:table-cell>
          <table:table-cell office:value-type="string">
            <text:p>EBI - Werkstattsgebäude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19</text:p>
          </table:table-cell>
          <table:table-cell office:value-type="string">
            <text:p>EBI - Petrochemie</text:p>
          </table:table-cell>
          <table:table-cell office:value-type="string">
            <text:p>Engler-Bunte-Ring 5</text:p>
          </table:table-cell>
          <table:table-cell table:number-columns-repeated="29"/>
          <table:table-cell office:value-type="string">
            <text:p>Geb. 40.04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21</text:p>
          </table:table-cell>
          <table:table-cell office:value-type="string">
            <text:p>Institutsgebäude Boden- und Felsmechanik Bauteil 1</text:p>
          </table:table-cell>
          <table:table-cell office:value-type="string">
            <text:p>Engler-Bunte-Ring 2 - 14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table:number-columns-repeated="27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22</text:p>
          </table:table-cell>
          <table:table-cell office:value-type="string">
            <text:p>Institutsgebäude Boden- und Felsmechanik Bauteil 2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3</text:p>
          </table:table-cell>
          <table:table-cell office:value-type="string">
            <text:p>Institutsgebäude Boden- und Felsmechanik Bauteil 3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4</text:p>
          </table:table-cell>
          <table:table-cell office:value-type="string">
            <text:p>Institutsgebäude Boden- und Felsmechanik Bauteil 4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5</text:p>
          </table:table-cell>
          <table:table-cell office:value-type="string">
            <text:p>Institutsgebäude Boden- und Felsmechanik Bauteil 5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6</text:p>
          </table:table-cell>
          <table:table-cell office:value-type="string">
            <text:p>Institutsgebäude Boden- und Felsmechanik Bauteil 6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27</text:p>
          </table:table-cell>
          <table:table-cell office:value-type="string">
            <text:p>Laborhalle Boden- und Felsmechanik</text:p>
          </table:table-cell>
          <table:table-cell office:value-type="string">
            <text:p>Engler-Bunte-Ring 2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nein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40.28</text:p>
          </table:table-cell>
          <table:table-cell office:value-type="string">
            <text:p>Institutsgebäude Prozeßrechentechnik und Robotik</text:p>
          </table:table-cell>
          <table:table-cell office:value-type="string">
            <text:p>Engler-Bunte-Ring 8</text:p>
          </table:table-cell>
          <table:table-cell table:number-columns-repeated="29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29</text:p>
          </table:table-cell>
          <table:table-cell office:value-type="string">
            <text:p>Ingenieuwissenschaftliche Versuchshalle Maschinenbau und Kältetechnik</text:p>
          </table:table-cell>
          <table:table-cell office:value-type="string">
            <text:p>Engler-Bunte-Ring 4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nein</text:p>
          </table:table-cell>
          <table:table-cell table:number-columns-repeated="981"/>
        </table:table-row>
        <table:table-row table:style-name="ro2">
          <table:table-cell table:style-name="ce3"/>
          <table:table-cell office:value-type="string">
            <text:p>40.31</text:p>
          </table:table-cell>
          <table:table-cell office:value-type="string">
            <text:p>Versuchshalle Technische Thermodynamik und Kältetechnik</text:p>
          </table:table-cell>
          <table:table-cell office:value-type="string">
            <text:p>Engler-Bunte-Ring 21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kurze steile Rampe ins Werkstattgebäude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7"/>
          <table:table-cell office:value-type="string">
            <text:p>1,7 m</text:p>
          </table:table-cell>
          <table:table-cell office:value-type="string">
            <text:p>1,7x1,7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32</text:p>
          </table:table-cell>
          <table:table-cell office:value-type="string">
            <text:p>Tech. Thermodyn. u. Kältetechn./, Mess- un Regeleungstechnik</text:p>
          </table:table-cell>
          <table:table-cell office:value-type="string">
            <text:p>Engler-Bunte-Ring 21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kurze steile Rampe ins Werkstattgebäude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10"/>
          <table:table-cell office:value-type="string">
            <text:p>EG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40.33</text:p>
          </table:table-cell>
          <table:table-cell office:value-type="string">
            <text:p>Mess- u. Regelungstechnik, Maschinenlaboratorium</text:p>
          </table:table-cell>
          <table:table-cell office:value-type="string">
            <text:p>Engler-Bunte-Ring 21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kurze steile Rampe ins Werkstattgebäude</text:p>
          </table:table-cell>
          <table:table-cell table:number-columns-repeated="15"/>
          <table:table-cell office:value-type="string">
            <text:p>Lastenaufzug</text:p>
          </table:table-cell>
          <table:table-cell table:number-columns-repeated="7"/>
          <table:table-cell office:value-type="string">
            <text:p>1,7 m</text:p>
          </table:table-cell>
          <table:table-cell office:value-type="string">
            <text:p>1,7x1,7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/>
          <table:table-cell office:value-type="string">
            <text:p>40.40</text:p>
          </table:table-cell>
          <table:table-cell office:value-type="string">
            <text:p>Sport Institut</text:p>
          </table:table-cell>
          <table:table-cell office:value-type="string">
            <text:p>Engler-Bunte-Ring 15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Engler-Bunte-Ring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kein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Nordseite, Gegenüber Haupteingang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Foyer, schmal</text:p>
          </table:table-cell>
          <table:table-cell office:value-type="string">
            <text:p>1.UG-2.OG</text:p>
          </table:table-cell>
          <table:table-cell table:number-columns-repeated="4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nicht vorhanden</text:p>
          </table:table-cell>
          <table:table-cell table:number-columns-repeated="7"/>
          <table:table-cell office:value-type="string">
            <text:p>Zugang zu Umkleide/ Hallen über Rampe im hinteren Gebäudeteil möglich, Umkleide für Behinderte Raum -133 im UG (meist abgeschlossen, Schlüssel bei Hausmeistern im Foyer), mehrere Türen im UG (Weg von Aufzug zu Hallen/ Räumen), kein Behinderten-WC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40.41</text:p>
          </table:table-cell>
          <table:table-cell office:value-type="string">
            <text:p>Tennishaus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40.43</text:p>
          </table:table-cell>
          <table:table-cell office:value-type="string">
            <text:p>Gerätehaus Institut für Sport und Sportwissenschaft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40.44</text:p>
          </table:table-cell>
          <table:table-cell office:value-type="string">
            <text:p>Sporthalle, neu</text:p>
          </table:table-cell>
          <table:table-cell office:value-type="string">
            <text:p>Engler-Bunte-Ring 13</text:p>
          </table:table-cell>
          <table:table-cell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neben Stufen, führt nach unten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Türschwelle</text:p>
          </table:table-cell>
          <table:table-cell table:number-columns-repeated="8" office:value-type="string">
            <text:p>-</text:p>
          </table:table-cell>
          <table:table-cell office:value-type="string">
            <text:p>nein</text:p>
          </table:table-cell>
          <table:table-cell table:number-columns-repeated="11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EG</text:p>
          </table:table-cell>
          <table:table-cell office:value-type="string">
            <text:p>ja</text:p>
          </table:table-cell>
          <table:table-cell table:number-columns-repeated="7" office:value-type="string">
            <text:p>-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50.10</text:p>
          </table:table-cell>
          <table:table-cell office:value-type="string">
            <text:p>Labor- und Gewächshaus Botanisches Institut</text:p>
          </table:table-cell>
          <table:table-cell office:value-type="string">
            <text:p>Am Fasanengarten 2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nicht vorhanden</text:p>
          </table:table-cell>
          <table:table-cell table:number-columns-repeated="26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50.12</text:p>
          </table:table-cell>
          <table:table-cell office:value-type="string">
            <text:p>Gewächshaus Botanik II</text:p>
          </table:table-cell>
          <table:table-cell office:value-type="string">
            <text:p>Am Fasanengarten 2</text:p>
          </table:table-cell>
          <table:table-cell table:number-columns-repeated="26"/>
          <table:table-cell office:value-type="string">
            <text:p>1,0 m</text:p>
          </table:table-cell>
          <table:table-cell office:value-type="string">
            <text:p>1,4x1,7 m</text:p>
          </table:table-cell>
          <table:table-cell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50.15</text:p>
          </table:table-cell>
          <table:table-cell office:value-type="string">
            <text:p>Botanischer Garten (Gerätehaus)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50.20</text:p>
          </table:table-cell>
          <table:table-cell office:value-type="string">
            <text:p>ehemalige Kinderklinik</text:p>
          </table:table-cell>
          <table:table-cell office:value-type="string">
            <text:p>Adenauerring 2</text:p>
          </table:table-cell>
          <table:table-cell office:value-type="string">
            <text:p>nein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nein</text:p>
          </table:table-cell>
          <table:table-cell office:value-type="string">
            <text:p>2 Stufen von der Tür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nein</text:p>
          </table:table-cell>
          <table:table-cell office:value-type="string">
            <text:p>Stufen von der Tür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erst nach 8 Stufen erreichbar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table:number-columns-repeated="4" office:value-type="string">
            <text:p>-</text:p>
          </table:table-cell>
          <table:table-cell office:value-type="string">
            <text:p>0172-3139-885</text:p>
          </table:table-cell>
          <table:table-cell office:value-type="string">
            <text:p>0721-608-42810</text:p>
          </table:table-cell>
          <table:table-cell office:value-type="string">
            <text:p>EG, Raum 044</text:p>
          </table:table-cell>
          <table:table-cell table:number-columns-repeated="2" office:value-type="string">
            <text:p>-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50.21</text:p>
          </table:table-cell>
          <table:table-cell office:value-type="string">
            <text:p>Ergänzungsbauten am Ring - ehem. Infektbau</text:p>
          </table:table-cell>
          <table:table-cell office:value-type="string">
            <text:p>Adenauerring 4</text:p>
          </table:table-cell>
          <table:table-cell table:number-columns-repeated="29"/>
          <table:table-cell office:value-type="string">
            <text:p>UG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50.22</text:p>
          </table:table-cell>
          <table:table-cell office:value-type="string">
            <text:p>Ergänzungsbauten am Ring - Studentenwohnheim Kolleg am Ring</text:p>
          </table:table-cell>
          <table:table-cell office:value-type="string">
            <text:p>Adenauerring 6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50.24</text:p>
          </table:table-cell>
          <table:table-cell office:value-type="string">
            <text:p>Ergänzungsbauten am Ring - Kindertagesstätte WiKI</text:p>
          </table:table-cell>
          <table:table-cell office:value-type="string">
            <text:p>Karl-Wilhelm-Straße 1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50.25</text:p>
          </table:table-cell>
          <table:table-cell office:value-type="string">
            <text:p>Ergänzungsbauten am Ring - ehem. Verwaltung</text:p>
          </table:table-cell>
          <table:table-cell office:value-type="string">
            <text:p>Adenauerring 8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50.31</text:p>
          </table:table-cell>
          <table:table-cell office:value-type="string">
            <text:p>Kollegiengebäude Bauingenieure III</text:p>
          </table:table-cell>
          <table:table-cell office:value-type="string">
            <text:p>Gotthard-Franz-Str. 3</text:p>
          </table:table-cell>
          <table:table-cell office:value-type="string">
            <text:p>nein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string">
            <text:p>Ost- und Westseite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table:number-columns-repeated="11" office:value-type="string">
            <text:p>-</text:p>
          </table:table-cell>
          <table:table-cell office:value-type="string">
            <text:p>EG</text:p>
          </table:table-cell>
          <table:table-cell office:value-type="string">
            <text:p>1. UG – 7. OG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EG, Raum 014</text:p>
          </table:table-cell>
          <table:table-cell table:number-columns-repeated="2"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0152-0160-1270</text:p>
          </table:table-cell>
          <table:table-cell office:value-type="string">
            <text:p>0721-608-43873</text:p>
          </table:table-cell>
          <table:table-cell office:value-type="string">
            <text:p>EG, Raum 010</text:p>
          </table:table-cell>
          <table:table-cell office:value-type="string">
            <text:p>-</text:p>
          </table:table-cell>
          <table:table-cell office:value-type="string">
            <text:p>evtl. Zugang über Lastenaufzug ins 1. OG, dann normaler Aufzug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50.32</text:p>
          </table:table-cell>
          <table:table-cell office:value-type="string">
            <text:p>Prüfhalle Bauingenieurwesen</text:p>
          </table:table-cell>
          <table:table-cell office:value-type="string">
            <text:p>Gotthard-Franz-Str. 3</text:p>
          </table:table-cell>
          <table:table-cell table:number-columns-repeated="18"/>
          <table:table-cell office:value-type="string">
            <text:p>Lastenaufzug</text:p>
          </table:table-cell>
          <table:table-cell table:number-columns-repeated="10"/>
          <table:table-cell office:value-type="string">
            <text:p>nicht vorhanden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50.33</text:p>
          </table:table-cell>
          <table:table-cell office:value-type="string">
            <text:p>Versuchshalle Bauingenieurwesen / Maschinenbau</text:p>
          </table:table-cell>
          <table:table-cell office:value-type="string">
            <text:p>Gotthard-Franz-Str. 10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table:number-columns-repeated="27"/>
          <table:table-cell office:value-type="string">
            <text:p>nicht vorhanden</text:p>
          </table:table-cell>
          <table:table-cell table:number-columns-repeated="982"/>
        </table:table-row>
        <table:table-row table:style-name="ro3">
          <table:table-cell/>
          <table:table-cell office:value-type="string">
            <text:p>50.34</text:p>
          </table:table-cell>
          <table:table-cell office:value-type="string">
            <text:p>Informatik (A und B)</text:p>
          </table:table-cell>
          <table:table-cell office:value-type="string">
            <text:p>Am Fasanengarten 5</text:p>
          </table:table-cell>
          <table:table-cell office:value-type="string">
            <text:p>ja</text:p>
          </table:table-cell>
          <table:table-cell/>
          <table:table-cell office:value-type="string">
            <text:p>vorhanden</text:p>
          </table:table-cell>
          <table:table-cell/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 office:value-type="string">
            <text:p>keine</text:p>
          </table:table-cell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vorhanden</text:p>
          </table:table-cell>
          <table:table-cell office:value-type="string">
            <text:p>alle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style-name="ce18" office:value-type="string">
            <text:p>0.8 m </text:p>
          </table:table-cell>
          <table:table-cell office:value-type="string">
            <text:p>1.2x1.2 m</text:p>
          </table:table-cell>
          <table:table-cell office:value-type="string">
            <text:p>nein</text:p>
          </table:table-cell>
          <table:table-cell office:value-type="string">
            <text:p>1. OG, 2. OG, 3. O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Bibliothek-Seite EG: keine Toilette</text:p>
          </table:table-cell>
          <table:table-cell office:value-type="string">
            <text:p>0152 0160 1245</text:p>
          </table:table-cell>
          <table:table-cell office:value-type="string">
            <text:p>0721 608 44341 </text:p>
          </table:table-cell>
          <table:table-cell office:value-type="string">
            <text:p>R.004</text:p>
          </table:table-cell>
          <table:table-cell/>
          <table:table-cell office:value-type="string">
            <text:p>In Fakultätsbibliothek Informatik nur Rechner und Arbeitsplätze stufenlos erreichbar, zu den Büchern führen 4 Stufen</text:p>
          </table:table-cell>
          <table:table-cell table:style-name="ce18"/>
          <table:table-cell table:number-columns-repeated="973"/>
        </table:table-row>
        <table:table-row table:style-name="ro2">
          <table:table-cell/>
          <table:table-cell office:value-type="string">
            <text:p>50.35</text:p>
          </table:table-cell>
          <table:table-cell office:value-type="string">
            <text:p>HS am Fasanengarten</text:p>
          </table:table-cell>
          <table:table-cell office:value-type="string">
            <text:p>Gotthard-Franz-Str. 7</text:p>
          </table:table-cell>
          <table:table-cell office:value-type="string">
            <text:p>nein</text:p>
          </table:table-cell>
          <table:table-cell/>
          <table:table-cell office:value-type="string">
            <text:p>links von Treppe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table:number-columns-repeated="9" office:value-type="string">
            <text:p>-</text:p>
          </table:table-cell>
          <table:table-cell office:value-type="string">
            <text:p>nicht vorhanden</text:p>
          </table:table-cell>
          <table:table-cell table:number-columns-repeated="9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EG, Raum 001, links neben HS-Eingang</text:p>
          </table:table-cell>
          <table:table-cell table:number-columns-repeated="2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0152-0160-1270</text:p>
          </table:table-cell>
          <table:table-cell office:value-type="string">
            <text:p>0721-608-43873</text:p>
          </table:table-cell>
          <table:table-cell office:value-type="string">
            <text:p>Geb. 50.31, Raum 010</text:p>
          </table:table-cell>
          <table:table-cell table:number-columns-repeated="2" office:value-type="string">
            <text:p>-</text:p>
          </table:table-cell>
          <table:table-cell table:style-name="ce18"/>
          <table:table-cell table:number-columns-repeated="973"/>
        </table:table-row>
        <table:table-row table:style-name="ro2">
          <table:table-cell table:style-name="ce3"/>
          <table:table-cell office:value-type="string">
            <text:p>50.36</text:p>
          </table:table-cell>
          <table:table-cell office:value-type="string">
            <text:p>Hallen und Bürogebäude wbk</text:p>
          </table:table-cell>
          <table:table-cell office:value-type="string">
            <text:p>Gotthard-Franz-Str. 5</text:p>
          </table:table-cell>
          <table:table-cell table:number-columns-repeated="29"/>
          <table:table-cell office:value-type="string">
            <text:p>EG</text:p>
          </table:table-cell>
          <table:table-cell office:value-type="string">
            <text:p>nein</text:p>
          </table:table-cell>
          <table:table-cell table:number-columns-repeated="981"/>
        </table:table-row>
        <table:table-row table:style-name="ro2">
          <table:table-cell/>
          <table:table-cell office:value-type="string">
            <text:p>50.38</text:p>
          </table:table-cell>
          <table:table-cell office:value-type="string">
            <text:p>Institut für Fördertechnik und Logistiksysteme IFL</text:p>
          </table:table-cell>
          <table:table-cell office:value-type="string">
            <text:p>Gotthart-Franz-Str.8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vorhanden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k.A.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k.A.</text:p>
          </table:table-cell>
          <table:table-cell table:number-columns-repeated="2" office:value-type="string">
            <text:p>ja</text:p>
          </table:table-cell>
          <table:table-cell/>
          <table:table-cell office:value-type="string">
            <text:p>0152 0160 1260</text:p>
          </table:table-cell>
          <table:table-cell office:value-type="string">
            <text:p>0721 608 7519</text:p>
          </table:table-cell>
          <table:table-cell office:value-type="string">
            <text:p>FZU 044</text:p>
          </table:table-cell>
          <table:table-cell table:number-columns-repeated="976"/>
        </table:table-row>
        <table:table-row table:style-name="ro3">
          <table:table-cell/>
          <table:table-cell office:value-type="string">
            <text:p>50.40</text:p>
          </table:table-cell>
          <table:table-cell office:value-type="string">
            <text:p>Forschungszentrum Umwelt FZU (B)</text:p>
          </table:table-cell>
          <table:table-cell office:value-type="string">
            <text:p>Adenauerring 20 B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table:number-columns-repeated="8"/>
          <table:table-cell office:value-type="string">
            <text:p>nein</text:p>
          </table:table-cell>
          <table:table-cell/>
          <table:table-cell office:value-type="string">
            <text:p>vorhanden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k.A.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office:value-type="string">
            <text:p>1.3 m</text:p>
          </table:table-cell>
          <table:table-cell table:style-name="ce18" office:value-type="string">
            <text:p>1.4x2.2 m</text:p>
          </table:table-cell>
          <table:table-cell office:value-type="string">
            <text:p>nein</text:p>
          </table:table-cell>
          <table:table-cell office:value-type="string">
            <text:p>in jedem Stockwerk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0152 0160 1260</text:p>
          </table:table-cell>
          <table:table-cell office:value-type="string">
            <text:p>0721 608 7519</text:p>
          </table:table-cell>
          <table:table-cell office:value-type="string">
            <text:p>FZU 044</text:p>
          </table:table-cell>
          <table:table-cell/>
          <table:table-cell office:value-type="string">
            <text:p>Verbund mit 50.41 Allgemeines Verfügungsgebäude</text:p>
          </table:table-cell>
          <table:table-cell table:number-columns-repeated="974"/>
        </table:table-row>
        <table:table-row table:style-name="ro3">
          <table:table-cell/>
          <table:table-cell office:value-type="string">
            <text:p>50.41</text:p>
          </table:table-cell>
          <table:table-cell office:value-type="string">
            <text:p>Allgemeines Verfügungsgebäude AVG (A)</text:p>
          </table:table-cell>
          <table:table-cell office:value-type="string">
            <text:p>Adenauerring 20 A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.A.</text:p>
          </table:table-cell>
          <table:table-cell table:number-columns-repeated="3" office:value-type="string">
            <text:p>nein</text:p>
          </table:table-cell>
          <table:table-cell office:value-type="string">
            <text:p>keine</text:p>
          </table:table-cell>
          <table:table-cell table:number-columns-repeated="8"/>
          <table:table-cell office:value-type="string">
            <text:p>nein</text:p>
          </table:table-cell>
          <table:table-cell/>
          <table:table-cell office:value-type="string">
            <text:p>vorhanden</text:p>
          </table:table-cell>
          <table:table-cell office:value-type="string">
            <text:p>alle</text:p>
          </table:table-cell>
          <table:table-cell office:value-type="string">
            <text:p>ja</text:p>
          </table:table-cell>
          <table:table-cell office:value-type="string">
            <text:p>k.A.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eder</text:p>
          </table:table-cell>
          <table:table-cell table:style-name="ce18" office:value-type="string">
            <text:p>1.0 m</text:p>
          </table:table-cell>
          <table:table-cell office:value-type="string">
            <text:p>1.2x2.0 m</text:p>
          </table:table-cell>
          <table:table-cell office:value-type="string">
            <text:p>nein</text:p>
          </table:table-cell>
          <table:table-cell office:value-type="string">
            <text:p>in jedem Stockwerk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0152 0160 1260</text:p>
          </table:table-cell>
          <table:table-cell office:value-type="string">
            <text:p>0721 608 7519</text:p>
          </table:table-cell>
          <table:table-cell office:value-type="string">
            <text:p>FZU 044</text:p>
          </table:table-cell>
          <table:table-cell/>
          <table:table-cell office:value-type="string">
            <text:p>Verbund mit 50.40 Forschungszentrum Umwelt</text:p>
          </table:table-cell>
          <table:table-cell table:number-columns-repeated="974"/>
        </table:table-row>
        <table:table-row table:style-name="ro2">
          <table:table-cell table:style-name="ce3"/>
          <table:table-cell office:value-type="string">
            <text:p>70.11</text:p>
          </table:table-cell>
          <table:table-cell office:value-type="string">
            <text:p>Kolbenmaschinen, Motorenprüfstandhalle</text:p>
          </table:table-cell>
          <table:table-cell office:value-type="string">
            <text:p>Rintheimer Quer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70.12</text:p>
          </table:table-cell>
          <table:table-cell office:value-type="string">
            <text:p>Technikzentrale Ost</text:p>
          </table:table-cell>
          <table:table-cell office:value-type="string">
            <text:p>Rintheimer Quer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70.14</text:p>
          </table:table-cell>
          <table:table-cell office:value-type="string">
            <text:p>KFZ- und Motorenprüfstandshalle</text:p>
          </table:table-cell>
          <table:table-cell office:value-type="string">
            <text:p>Rintheimer Querallee 2</text:p>
          </table:table-cell>
          <table:table-cell table:number-columns-repeated="29"/>
          <table:table-cell office:value-type="string">
            <text:p>1. OG</text:p>
          </table:table-cell>
          <table:table-cell table:number-columns-repeated="982"/>
        </table:table-row>
        <table:table-row table:style-name="ro2">
          <table:table-cell table:style-name="ce3"/>
          <table:table-cell office:value-type="string">
            <text:p>70.16</text:p>
          </table:table-cell>
          <table:table-cell office:value-type="string">
            <text:p>Mackensen-Bau 16</text:p>
          </table:table-cell>
          <table:table-cell table:number-columns-repeated="1013"/>
        </table:table-row>
        <table:table-row table:style-name="ro2">
          <table:table-cell table:style-name="ce3"/>
          <table:table-cell office:value-type="string">
            <text:p>70.26</text:p>
          </table:table-cell>
          <table:table-cell office:value-type="string">
            <text:p>Mackensen-Halle 26</text:p>
          </table:table-cell>
          <table:table-cell office:value-type="string">
            <text:p>Rintheimer Querallee 2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13</text:p>
          </table:table-cell>
          <table:table-cell office:value-type="string">
            <text:p>Halle, Rastatt-Winterdorf</text:p>
          </table:table-cell>
          <table:table-cell office:value-type="string">
            <text:p>Beinheimer Straße 9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20</text:p>
          </table:table-cell>
          <table:table-cell office:value-type="string">
            <text:p>TMB, Versuchsgelände in Hochstetten</text:p>
          </table:table-cell>
          <table:table-cell office:value-type="string">
            <text:p>Gewann Unterhochstetter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30</text:p>
          </table:table-cell>
          <table:table-cell office:value-type="string">
            <text:p>Forschungsstelle Brandschutztechnik (FFB), Brandversuchshalle</text:p>
          </table:table-cell>
          <table:table-cell office:value-type="string">
            <text:p>In den Kuhwiesen 7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50</text:p>
          </table:table-cell>
          <table:table-cell office:value-type="string">
            <text:p>Geowiss. Gemeinschaftsobservatorium Schiltach, Labor</text:p>
          </table:table-cell>
          <table:table-cell office:value-type="string">
            <text:p>Heubach 206a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53</text:p>
          </table:table-cell>
          <table:table-cell office:value-type="string">
            <text:p>Geowiss. Gemeinschaftsobservatorium Schiltach, Grube Anton</text:p>
          </table:table-cell>
          <table:table-cell office:value-type="string">
            <text:p>Heubach 206d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60</text:p>
          </table:table-cell>
          <table:table-cell office:value-type="string">
            <text:p>Zündhütle (Schrotturm)</text:p>
          </table:table-cell>
          <table:table-cell office:value-type="string">
            <text:p>Tiefentalstr. 101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70</text:p>
          </table:table-cell>
          <table:table-cell office:value-type="string">
            <text:p>WWF-Auen-Institut</text:p>
          </table:table-cell>
          <table:table-cell office:value-type="string">
            <text:p>Josefstraße 1</text:p>
          </table:table-cell>
          <table:table-cell table:number-columns-repeated="1012"/>
        </table:table-row>
        <table:table-row table:style-name="ro2">
          <table:table-cell table:style-name="ce3"/>
          <table:table-cell office:value-type="string">
            <text:p>99.80</text:p>
          </table:table-cell>
          <table:table-cell office:value-type="string">
            <text:p>Ruderzentrum KRV Wiking, Teilfläche der Bootshalle</text:p>
          </table:table-cell>
          <table:table-cell office:value-type="string">
            <text:p>Hansastraße 18</text:p>
          </table:table-cell>
          <table:table-cell table:number-columns-repeated="1012"/>
        </table:table-row>
        <table:table-row table:style-name="ro2" table:number-rows-repeated="1048382">
          <table:table-cell table:number-columns-repeated="1016"/>
        </table:table-row>
        <table:table-row table:style-name="ro11" table:number-rows-repeated="5">
          <table:table-cell table:number-columns-repeated="1016"/>
        </table:table-row>
        <table:table-row table:style-name="ro11">
          <table:table-cell table:number-columns-repeated="1016"/>
        </table:table-row>
      </table:table>
      <table:table table:name="Räume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ce27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0">
          <table:table-cell table:style-name="ce22" office:value-type="string">
            <text:p>Allgemeine Daten</text:p>
          </table:table-cell>
          <table:table-cell table:style-name="ce25"/>
          <table:table-cell table:style-name="ce30" table:number-columns-repeated="3"/>
          <table:table-cell table:style-name="ce32"/>
          <table:table-cell table:style-name="ce30" office:value-type="string">
            <text:p>Mobiliar</text:p>
          </table:table-cell>
          <table:table-cell table:style-name="ce30" table:number-columns-repeated="4"/>
          <table:table-cell table:style-name="ce32"/>
          <table:table-cell table:style-name="ce22" office:value-type="string">
            <text:p>Steckdosen</text:p>
          </table:table-cell>
          <table:table-cell table:style-name="ce30"/>
          <table:table-cell table:style-name="ce32"/>
          <table:table-cell table:style-name="ce30"/>
          <table:table-cell table:style-name="ce35"/>
          <table:table-cell table:style-name="ce32"/>
        </table:table-row>
        <table:table-row table:style-name="ro9">
          <table:table-cell table:style-name="ce23" office:value-type="string">
            <text:p>Geb.-Nr.</text:p>
          </table:table-cell>
          <table:table-cell table:style-name="ce26" office:value-type="string">
            <text:p>Raum-Nr.</text:p>
          </table:table-cell>
          <table:table-cell table:style-name="ce31" office:value-type="string">
            <text:p>Name</text:p>
            <text:p>Raum</text:p>
          </table:table-cell>
          <table:table-cell table:style-name="ce31" office:value-type="string">
            <text:p>Stockwerk</text:p>
          </table:table-cell>
          <table:table-cell table:style-name="ce31" office:value-type="string">
            <text:p>Beschreibung</text:p>
          </table:table-cell>
          <table:table-cell table:style-name="ce33" office:value-type="string">
            <text:p>Alternativer Zugang</text:p>
            <text:p>Beschreibung</text:p>
          </table:table-cell>
          <table:table-cell table:style-name="ce31" office:value-type="string">
            <text:p>feste</text:p>
            <text:p>Bestuhlung</text:p>
          </table:table-cell>
          <table:table-cell table:style-name="ce31" office:value-type="string">
            <text:p>Art der</text:p>
            <text:p>Tische</text:p>
          </table:table-cell>
          <table:table-cell table:style-name="ce31" office:value-type="string">
            <text:p>unterfahrbare Tische</text:p>
          </table:table-cell>
          <table:table-cell table:style-name="ce31" office:value-type="string">
            <text:p>normale Tische/</text:p>
            <text:p>Stühle</text:p>
          </table:table-cell>
          <table:table-cell table:style-name="ce31" office:value-type="string">
            <text:p>Möglichkeit extra</text:p>
            <text:p>Tisch einzurichten</text:p>
          </table:table-cell>
          <table:table-cell table:style-name="ce33" office:value-type="string">
            <text:p>spiegelnde</text:p>
            <text:p>Tafeln</text:p>
          </table:table-cell>
          <table:table-cell table:style-name="ce23" office:value-type="string">
            <text:p>Anzahl</text:p>
          </table:table-cell>
          <table:table-cell table:style-name="ce31" office:value-type="string">
            <text:p>Ort</text:p>
          </table:table-cell>
          <table:table-cell table:style-name="ce33" office:value-type="string">
            <text:p>Verlängerungs-</text:p>
            <text:p>kabel nötig</text:p>
          </table:table-cell>
          <table:table-cell table:style-name="ce31" office:value-type="string">
            <text:p>Audioausgang</text:p>
          </table:table-cell>
          <table:table-cell table:style-name="ce23" office:value-type="string">
            <text:p>Barrieren</text:p>
          </table:table-cell>
          <table:table-cell table:style-name="ce33" office:value-type="string">
            <text:p>Sonstiges</text:p>
          </table:table-cell>
        </table:table-row>
        <table:table-row table:style-name="ro2">
          <table:table-cell office:value-type="string">
            <text:p>01.12</text:p>
          </table:table-cell>
          <table:table-cell table:style-name="Default"/>
          <table:table-cell office:value-type="string">
            <text:p>Cafeteria am Adenauerring</text:p>
          </table:table-cell>
          <table:table-cell office:value-type="string">
            <text:p>EG</text:p>
          </table:table-cell>
          <table:table-cell/>
          <table:table-cell office:value-type="string">
            <text:p>Mensa-Innenhof, stufenloser Nebeneingang Geb. 01.12</text:p>
          </table:table-cell>
          <table:table-cell office:value-type="string">
            <text:p>nein</text:p>
          </table:table-cell>
          <table:table-cell/>
          <table:table-cell office:value-type="string">
            <text:p>ja, beliebi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5"/>
          <table:table-cell office:value-type="string">
            <text:p>Drehkreuz zur Essens/Getränkeauswahl</text:p>
          </table:table-cell>
          <table:table-cell office:value-type="string">
            <text:p>Öffnungszeiten: Mo-Do 7:30-17:00, Fr 7:30-16:00, Abendessen (im Semester) Mo-Do 16:00-19:30</text:p>
          </table:table-cell>
        </table:table-row>
        <table:table-row table:style-name="ro2">
          <table:table-cell office:value-type="string">
            <text:p>01.13</text:p>
          </table:table-cell>
          <table:table-cell table:style-name="Default"/>
          <table:table-cell office:value-type="string">
            <text:p>Bafög-Amt</text:p>
          </table:table-cell>
          <table:table-cell office:value-type="string">
            <text:p>3.OG</text:p>
          </table:table-cell>
          <table:table-cell office:value-type="string">
            <text:p>Zugang über Mensa-Innenhof nur über Treppen</text:p>
          </table:table-cell>
          <table:table-cell office:value-type="string">
            <text:p>Aufzug im Mensa-Hauptgebäude </text:p>
          </table:table-cell>
          <table:table-cell table:number-columns-repeated="11"/>
          <table:table-cell office:value-type="string">
            <text:p>Fahrstuhl im Mensagebäude, Schlüssel an Infotheke, Zugang für Mobilitätsbehinderte schwierig wegen unklarer Wegfindung/ Problematik Fahrstuhl</text:p>
          </table:table-cell>
        </table:table-row>
        <table:table-row table:style-name="ro2">
          <table:table-cell office:value-type="string">
            <text:p>01.85</text:p>
          </table:table-cell>
          <table:table-cell office:value-type="string">
            <text:p>Z1</text:p>
          </table:table-cell>
          <table:table-cell office:value-type="string">
            <text:p>-</text:p>
          </table:table-cell>
          <table:table-cell office:value-type="string">
            <text:p>1. OG</text:p>
          </table:table-cell>
          <table:table-cell office:value-type="string">
            <text:p>vom Fahrstuhl aus nach rechts, erste Tür links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neben Eingang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string">
            <text:p>01.85</text:p>
          </table:table-cell>
          <table:table-cell office:value-type="string">
            <text:p>Z2</text:p>
          </table:table-cell>
          <table:table-cell office:value-type="string">
            <text:p>-</text:p>
          </table:table-cell>
          <table:table-cell office:value-type="string">
            <text:p>1. OG</text:p>
          </table:table-cell>
          <table:table-cell office:value-type="string">
            <text:p>vom Fahrstuhl aus nach rechts, dritte tür links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eine neben dem eingang, zwei links von der Tafel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table:style-name="ce24" office:value-type="string">
            <text:p>10.12</text:p>
          </table:table-cell>
          <table:table-cell table:style-name="Default"/>
          <table:table-cell office:value-type="string">
            <text:p>Studienbüro</text:p>
          </table:table-cell>
          <table:table-cell office:value-type="string">
            <text:p>EG</text:p>
          </table:table-cell>
          <table:table-cell office:value-type="string">
            <text:p>Zugang stufenlos</text:p>
          </table:table-cell>
          <table:table-cell table:number-columns-repeated="12"/>
          <table:table-cell office:value-type="string">
            <text:p>kein WC</text:p>
          </table:table-cell>
        </table:table-row>
        <table:table-row table:style-name="ro2">
          <table:table-cell office:value-type="string">
            <text:p>10.21</text:p>
          </table:table-cell>
          <table:table-cell table:style-name="Default"/>
          <table:table-cell office:value-type="string">
            <text:p>Benz-Hörsaal</text:p>
          </table:table-cell>
          <table:table-cell office:value-type="string">
            <text:p>EG/ 1.OG</text:p>
          </table:table-cell>
          <table:table-cell office:value-type="string">
            <text:p>Zugang Hauteingang über 9 Stufen</text:p>
          </table:table-cell>
          <table:table-cell office:value-type="string">
            <text:p>Stufenloser Zugang über <text:s/>Rampe Ostseite 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erste Reihe links, evtl Mitte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1 bis 2</text:p>
          </table:table-cell>
          <table:table-cell office:value-type="string">
            <text:p>erste Reihe Mitte</text:p>
          </table:table-cell>
          <table:table-cell office:value-type="string">
            <text:p>nein</text:p>
          </table:table-cell>
          <table:table-cell/>
          <table:table-cell office:value-type="string">
            <text:p>durch Haupteingang nur über Stufen erreichbar</text:p>
          </table:table-cell>
          <table:table-cell office:value-type="string">
            <text:p>wenn HS voll ist ist Veranstaltungsübertragung in Daimler-HS möglich</text:p>
          </table:table-cell>
        </table:table-row>
        <table:table-row table:style-name="ro2">
          <table:table-cell table:style-name="ce24" office:value-type="string">
            <text:p>10.21</text:p>
          </table:table-cell>
          <table:table-cell table:style-name="Default"/>
          <table:table-cell office:value-type="string">
            <text:p>Daimler-Hörsaal</text:p>
          </table:table-cell>
          <table:table-cell office:value-type="string">
            <text:p>2.OG</text:p>
          </table:table-cell>
          <table:table-cell/>
          <table:table-cell office:value-type="string">
            <text:p>Aufzug (über Rampe Westseite) 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erste Reihe Mitte, Platz reserviert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1 bis 2</text:p>
          </table:table-cell>
          <table:table-cell office:value-type="string">
            <text:p>erste Reihe Mitte</text:p>
          </table:table-cell>
          <table:table-cell office:value-type="string">
            <text:p>nein</text:p>
          </table:table-cell>
          <table:table-cell/>
          <table:table-cell office:value-type="string">
            <text:p>durch Haupteingang nur über Stufen erreichbar</text:p>
          </table:table-cell>
          <table:table-cell/>
        </table:table-row>
        <table:table-row table:style-name="ro2">
          <table:table-cell office:value-type="string">
            <text:p>10.81 </text:p>
          </table:table-cell>
          <table:table-cell table:style-name="Default" office:value-type="string">
            <text:p>HS 62(Raum 153), HS 59 (Raum 150)</text:p>
          </table:table-cell>
          <table:table-cell office:value-type="string">
            <text:p>Raum 150: Theodor-Rehbock-Hörsaal</text:p>
          </table:table-cell>
          <table:table-cell office:value-type="string">
            <text:p>1.OG</text:p>
          </table:table-cell>
          <table:table-cell/>
          <table:table-cell office:value-type="string">
            <text:p>nur über Treppen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tufen </text:p>
          </table:table-cell>
          <table:table-cell office:value-type="string">
            <text:p>Gebäude nicht barrierefrei, alle Räume nur über Treppen erreichbar</text:p>
          </table:table-cell>
        </table:table-row>
        <table:table-row table:style-name="ro2">
          <table:table-cell office:value-type="string">
            <text:p>10.81 </text:p>
          </table:table-cell>
          <table:table-cell table:style-name="Default" office:value-type="string">
            <text:p>219.1</text:p>
          </table:table-cell>
          <table:table-cell/>
          <table:table-cell office:value-type="string">
            <text:p>2.OG</text:p>
          </table:table-cell>
          <table:table-cell/>
          <table:table-cell office:value-type="string">
            <text:p>nur über Treppe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tufen</text:p>
          </table:table-cell>
          <table:table-cell/>
        </table:table-row>
        <table:table-row table:style-name="ro2">
          <table:table-cell office:value-type="string">
            <text:p>10.81 </text:p>
          </table:table-cell>
          <table:table-cell table:style-name="Default" office:value-type="string">
            <text:p>HS 93 (Raum 263)</text:p>
          </table:table-cell>
          <table:table-cell office:value-type="string">
            <text:p>Engesser-Hörsaal</text:p>
          </table:table-cell>
          <table:table-cell office:value-type="string">
            <text:p>2.OG</text:p>
          </table:table-cell>
          <table:table-cell/>
          <table:table-cell office:value-type="string">
            <text:p>nur über Treppe</text:p>
          </table:table-cell>
          <table:table-cell office:value-type="string">
            <text:p>ja</text:p>
          </table:table-cell>
          <table:table-cell office:value-type="string">
            <text:p>schrä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tufen</text:p>
          </table:table-cell>
          <table:table-cell/>
        </table:table-row>
        <table:table-row table:style-name="ro2">
          <table:table-cell office:value-type="string">
            <text:p>10.91</text:p>
          </table:table-cell>
          <table:table-cell office:value-type="string">
            <text:p>050</text:p>
          </table:table-cell>
          <table:table-cell office:value-type="string">
            <text:p>Redtenbacher Hörsaal</text:p>
          </table:table-cell>
          <table:table-cell office:value-type="string">
            <text:p>EG</text:p>
          </table:table-cell>
          <table:table-cell office:value-type="string">
            <text:p>vom Haupteingang rechts, die ersten beiden Türen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drei am Dozentenpult, zwei am rechten Eingang, hinter der letzten Sitzreihe mittig, zwei zwischen der ersten und zweiten Sitzreihe</text:p>
          </table:table-cell>
          <table:table-cell office:value-type="string">
            <text:p>ja</text:p>
          </table:table-cell>
          <table:table-cell office:value-type="string">
            <text:p>am Bedienpult</text:p>
          </table:table-cell>
          <table:table-cell office:value-type="string">
            <text:p>nach der Tür kommt ein Podest, danach gehen 2 schmale Holzstufen ab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10.91</text:p>
          </table:table-cell>
          <table:table-cell office:value-type="string">
            <text:p>150</text:p>
          </table:table-cell>
          <table:table-cell office:value-type="string">
            <text:p>Mittlerer Hörsaal</text:p>
          </table:table-cell>
          <table:table-cell office:value-type="string">
            <text:p>1. OG</text:p>
          </table:table-cell>
          <table:table-cell office:value-type="string">
            <text:p>vom Fahrstuhl aus nach links, vorletzte Tür links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schräge Tische</text:p>
          </table:table-cell>
          <table:table-cell table:number-columns-repeated="4"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eine neben dem Eingang, zwei am Dozentenpult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innen links und rechts vom Eingang 6 Stufen, Dozentenpult steht auf Podest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10.91</text:p>
          </table:table-cell>
          <table:table-cell office:value-type="string">
            <text:p>222</text:p>
          </table:table-cell>
          <table:table-cell office:value-type="string">
            <text:p>Oberer Hörsaal</text:p>
          </table:table-cell>
          <table:table-cell office:value-type="string">
            <text:p>2. OG</text:p>
          </table:table-cell>
          <table:table-cell office:value-type="string">
            <text:p>vom Fahrstuhl aus nach links, letzte Tür links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schräge Tische</text:p>
          </table:table-cell>
          <table:table-cell table:number-columns-repeated="4"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links am Dozentenpult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Dozentenpult steht auf Podest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10.91</text:p>
          </table:table-cell>
          <table:table-cell office:value-type="string">
            <text:p>231</text:p>
          </table:table-cell>
          <table:table-cell office:value-type="string">
            <text:p>Grashof</text:p>
          </table:table-cell>
          <table:table-cell office:value-type="string">
            <text:p>2. Og</text:p>
          </table:table-cell>
          <table:table-cell office:value-type="string">
            <text:p>vom Fahrstuhl aus rechts, letzte Tür links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neben dem Eingang, mittig erste/zweite Reihe, mittig hinter der letzten Reihe</text:p>
          </table:table-cell>
          <table:table-cell office:value-type="string">
            <text:p>ja</text:p>
          </table:table-cell>
          <table:table-cell office:value-type="string">
            <text:p>am Bedienpult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11.21</text:p>
          </table:table-cell>
          <table:table-cell office:value-type="string">
            <text:p>006</text:p>
          </table:table-cell>
          <table:table-cell office:value-type="string">
            <text:p>HS 006</text:p>
          </table:table-cell>
          <table:table-cell office:value-type="string">
            <text:p>EG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Tische mit Stühlen</text:p>
          </table:table-cell>
          <table:table-cell office:value-type="string">
            <text:p>ja, EG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string">
            <text:p>11.30</text:p>
          </table:table-cell>
          <table:table-cell office:value-type="string">
            <text:p>-</text:p>
          </table:table-cell>
          <table:table-cell office:value-type="string">
            <text:p>Senatssaal</text:p>
          </table:table-cell>
          <table:table-cell office:value-type="string">
            <text:p>3. OG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mehrere Bodentanks mit Steckdosen an den Tischen vorhanden</text:p>
          </table:table-cell>
          <table:table-cell/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11.40</text:p>
          </table:table-cell>
          <table:table-cell table:style-name="Default"/>
          <table:table-cell office:value-type="string">
            <text:p>Tulla-Hörsaal</text:p>
          </table:table-cell>
          <table:table-cell office:value-type="string">
            <text:p>1.OG</text:p>
          </table:table-cell>
          <table:table-cell/>
          <table:table-cell office:value-type="string">
            <text:p>Aufzug (über Rampe Westseite) </text:p>
          </table:table-cell>
          <table:table-cell office:value-type="string">
            <text:p>ja</text:p>
          </table:table-cell>
          <table:table-cell office:value-type="string">
            <text:p>ausklappbar</text:p>
          </table:table-cell>
          <table:table-cell office:value-type="string">
            <text:p>ja, 1. Drittel von oben Tische am Rand, unterfahrbar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5.Reihe linke und rechte Wandseit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Eingangstür schwer zu öffnen</text:p>
          </table:table-cell>
        </table:table-row>
        <table:table-row table:style-name="ro2">
          <table:table-cell office:value-type="string">
            <text:p>20.40</text:p>
          </table:table-cell>
          <table:table-cell office:value-type="string">
            <text:p>001</text:p>
          </table:table-cell>
          <table:table-cell office:value-type="string">
            <text:p>HS 37</text:p>
          </table:table-cell>
          <table:table-cell office:value-type="string">
            <text:p>EG</text:p>
          </table:table-cell>
          <table:table-cell office:value-type="string">
            <text:p>-</text:p>
          </table:table-cell>
          <table:table-cell office:value-type="string">
            <text:p>über den hinteren Eingang Engesserstr. Durch den Keller zum Aufzug, sonst Haupteingang-Treppe</text:p>
          </table:table-cell>
          <table:table-cell office:value-type="string">
            <text:p>ja</text:p>
          </table:table-cell>
          <table:table-cell office:value-type="string">
            <text:p>fest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am Bedienpult</text:p>
          </table:table-cell>
          <table:table-cell office:value-type="string">
            <text:p>3 Stufen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20.40</text:p>
          </table:table-cell>
          <table:table-cell office:value-type="string">
            <text:p>003</text:p>
          </table:table-cell>
          <table:table-cell office:value-type="string">
            <text:p>Neuer HS</text:p>
          </table:table-cell>
          <table:table-cell office:value-type="string">
            <text:p>EG</text:p>
          </table:table-cell>
          <table:table-cell office:value-type="string">
            <text:p>-</text:p>
          </table:table-cell>
          <table:table-cell office:value-type="string">
            <text:p>über den hinteren Eingang Engesserstr. Durch den Keller zum Aufzug, sonst Haupteingang-Treppe</text:p>
          </table:table-cell>
          <table:table-cell office:value-type="string">
            <text:p>ja</text:p>
          </table:table-cell>
          <table:table-cell office:value-type="string">
            <text:p>fest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20.40</text:p>
          </table:table-cell>
          <table:table-cell office:value-type="string">
            <text:p>101</text:p>
          </table:table-cell>
          <table:table-cell office:value-type="string">
            <text:p>Egon-Eiermann HS</text:p>
          </table:table-cell>
          <table:table-cell office:value-type="string">
            <text:p>1. OG</text:p>
          </table:table-cell>
          <table:table-cell office:value-type="string">
            <text:p>-</text:p>
          </table:table-cell>
          <table:table-cell office:value-type="string">
            <text:p>über den hinteren Eingang Engesserstr. Durch den Keller zum Aufzug, sonst Haupteingang-Treppe</text:p>
          </table:table-cell>
          <table:table-cell office:value-type="string">
            <text:p>ja</text:p>
          </table:table-cell>
          <table:table-cell office:value-type="string">
            <text:p>fest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  <table:table-cell office:value-type="string">
            <text:p>am Bedienpult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20.40</text:p>
          </table:table-cell>
          <table:table-cell office:value-type="string">
            <text:p>102</text:p>
          </table:table-cell>
          <table:table-cell office:value-type="string">
            <text:p>HS 9</text:p>
          </table:table-cell>
          <table:table-cell office:value-type="string">
            <text:p>1. OG</text:p>
          </table:table-cell>
          <table:table-cell office:value-type="string">
            <text:p>-</text:p>
          </table:table-cell>
          <table:table-cell office:value-type="string">
            <text:p>über den hinteren Eingang Engesserstr. Durch den Keller zum Aufzug, sonst Haupteingang-Treppe</text:p>
          </table:table-cell>
          <table:table-cell office:value-type="string">
            <text:p>ja</text:p>
          </table:table-cell>
          <table:table-cell office:value-type="string">
            <text:p>fest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table:number-columns-repeated="5" office:value-type="string">
            <text:p>-</text:p>
          </table:table-cell>
          <table:table-cell office:value-type="string">
            <text:p>auf die Bewegungsfläche des Dozenten</text:p>
          </table:table-cell>
        </table:table-row>
        <table:table-row table:style-name="ro2">
          <table:table-cell office:value-type="string">
            <text:p>30.21</text:p>
          </table:table-cell>
          <table:table-cell table:style-name="Default"/>
          <table:table-cell office:value-type="string">
            <text:p>Gerthsen-Hörsaal</text:p>
          </table:table-cell>
          <table:table-cell office:value-type="string">
            <text:p>EG/ 1.OG</text:p>
          </table:table-cell>
          <table:table-cell office:value-type="string">
            <text:p>Zugang EG stufenlos</text:p>
          </table:table-cell>
          <table:table-cell/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erste Reihe, linke und rechte Seite</text:p>
          </table:table-cell>
          <table:table-cell/>
          <table:table-cell office:value-type="string">
            <text:p>ja, auf Nachfrage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Mitte des HS (1), im Boden bei Vortragspult (1) <text:s/></text:p>
          </table:table-cell>
          <table:table-cell office:value-type="string">
            <text:p>ja, (bei Pult 5m)</text:p>
          </table:table-cell>
          <table:table-cell table:style-name="ce34"/>
          <table:table-cell table:number-columns-repeated="2"/>
        </table:table-row>
        <table:table-row table:style-name="ro2">
          <table:table-cell office:value-type="string">
            <text:p>30.22</text:p>
          </table:table-cell>
          <table:table-cell table:style-name="Default"/>
          <table:table-cell office:value-type="string">
            <text:p>Gaede Hörsaal</text:p>
          </table:table-cell>
          <table:table-cell office:value-type="string">
            <text:p>1.OG/2.OG</text:p>
          </table:table-cell>
          <table:table-cell/>
          <table:table-cell office:value-type="string">
            <text:p>Aufzug im hinteren Gebäudeteil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nein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float" office:value="2">
            <text:p>2</text:p>
          </table:table-cell>
          <table:table-cell office:value-type="string">
            <text:p>an Eingangstür linke und rechte Seite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wenig Platz für Rollstuhlfahrer (nur vorne)</text:p>
          </table:table-cell>
        </table:table-row>
        <table:table-row table:style-name="ro2">
          <table:table-cell office:value-type="string">
            <text:p>30.28</text:p>
          </table:table-cell>
          <table:table-cell table:style-name="Default"/>
          <table:table-cell office:value-type="string">
            <text:p>Gruppenarbeitsraum</text:p>
          </table:table-cell>
          <table:table-cell office:value-type="string">
            <text:p>EG</text:p>
          </table:table-cell>
          <table:table-cell office:value-type="string">
            <text:p>Im Foyer rechts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ja, beliebig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 office:value-type="float" office:value="10">
            <text:p>10</text:p>
          </table:table-cell>
          <table:table-cell office:value-type="string">
            <text:p>rechte und linke Wand</text:p>
          </table:table-cell>
          <table:table-cell office:value-type="string">
            <text:p>nein</text:p>
          </table:table-cell>
          <table:table-cell table:number-columns-repeated="2"/>
          <table:table-cell office:value-type="string">
            <text:p>hell ausgeleuchtet, ca. 22 Arbeitsplätze, Zugang nur mit KIT-Karte</text:p>
          </table:table-cell>
        </table:table-row>
        <table:table-row table:style-name="ro2">
          <table:table-cell office:value-type="string">
            <text:p>30.33</text:p>
          </table:table-cell>
          <table:table-cell table:style-name="ce28"/>
          <table:table-cell table:style-name="ce28" office:value-type="string">
            <text:p>Messtechnik Hörsaal</text:p>
          </table:table-cell>
          <table:table-cell office:value-type="string">
            <text:p>EG</text:p>
          </table:table-cell>
          <table:table-cell office:value-type="string">
            <text:p>Foyer</text:p>
          </table:table-cell>
          <table:table-cell office:value-type="string">
            <text:p>durch Vorbereitungsraum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seitlicher Eingang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4"/>
          <table:table-cell office:value-type="string">
            <text:p>Stufen</text:p>
          </table:table-cell>
          <table:table-cell office:value-type="string">
            <text:p>Rollstuhl nur am seitlichen Eingang abstellbar</text:p>
          </table:table-cell>
        </table:table-row>
        <table:table-row table:style-name="ro2">
          <table:table-cell office:value-type="string">
            <text:p>30.34</text:p>
          </table:table-cell>
          <table:table-cell table:style-name="ce28"/>
          <table:table-cell table:style-name="ce28" office:value-type="string">
            <text:p>Lichttechnik Hörsaal</text:p>
          </table:table-cell>
          <table:table-cell office:value-type="string">
            <text:p>EG</text:p>
          </table:table-cell>
          <table:table-cell office:value-type="string">
            <text:p>Foyer</text:p>
          </table:table-cell>
          <table:table-cell office:value-type="string">
            <text:p>durch Büroräume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, seitlicher Eingang</text:p>
          </table:table-cell>
          <table:table-cell/>
          <table:table-cell table:number-columns-repeated="2" office:value-type="string">
            <text:p>nein</text:p>
          </table:table-cell>
          <table:table-cell table:number-columns-repeated="4"/>
          <table:table-cell office:value-type="string">
            <text:p>Stufen</text:p>
          </table:table-cell>
          <table:table-cell office:value-type="string">
            <text:p>Rollstuhl nur am seitlichen Eingang abstellbar</text:p>
          </table:table-cell>
        </table:table-row>
        <table:table-row table:style-name="ro2">
          <table:table-cell office:value-type="string">
            <text:p>30.41</text:p>
          </table:table-cell>
          <table:table-cell office:value-type="string">
            <text:p>004</text:p>
          </table:table-cell>
          <table:table-cell office:value-type="string">
            <text:p>-</text:p>
          </table:table-cell>
          <table:table-cell office:value-type="string">
            <text:p>EG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3. und letzte Reih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Stufen, Podeste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30.41</text:p>
          </table:table-cell>
          <table:table-cell office:value-type="string">
            <text:p>005</text:p>
          </table:table-cell>
          <table:table-cell office:value-type="string">
            <text:p>-</text:p>
          </table:table-cell>
          <table:table-cell office:value-type="string">
            <text:p>EG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3. und letzte Sitzreih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Stufen, Podeste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30.41</text:p>
          </table:table-cell>
          <table:table-cell office:value-type="string">
            <text:p>104</text:p>
          </table:table-cell>
          <table:table-cell office:value-type="string">
            <text:p>Criegee HS</text:p>
          </table:table-cell>
          <table:table-cell office:value-type="string">
            <text:p>1. OG</text:p>
          </table:table-cell>
          <table:table-cell office:value-type="string">
            <text:p>-</text:p>
          </table:table-cell>
          <table:table-cell office:value-type="string">
            <text:p>ins EG über 30.45, dann den Aufzug in 30.44 nehmen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table:number-columns-repeated="4" office:value-type="string">
            <text:p>nein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30.41</text:p>
          </table:table-cell>
          <table:table-cell office:value-type="string">
            <text:p>105</text:p>
          </table:table-cell>
          <table:table-cell office:value-type="string">
            <text:p>-</text:p>
          </table:table-cell>
          <table:table-cell office:value-type="string">
            <text:p>1. OG</text:p>
          </table:table-cell>
          <table:table-cell office:value-type="string">
            <text:p>-</text:p>
          </table:table-cell>
          <table:table-cell office:value-type="string">
            <text:p>ins EG über 30.45, dann den Aufzug in 30.44 nehmen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table:number-columns-repeated="4"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9. Reihe mittig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viele Stufen im Hörsaal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30.45</text:p>
          </table:table-cell>
          <table:table-cell office:value-type="string">
            <text:p>101</text:p>
          </table:table-cell>
          <table:table-cell office:value-type="string">
            <text:p>AOC 101</text:p>
          </table:table-cell>
          <table:table-cell office:value-type="string">
            <text:p>1. OG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30.45</text:p>
          </table:table-cell>
          <table:table-cell office:value-type="string">
            <text:p>201</text:p>
          </table:table-cell>
          <table:table-cell office:value-type="string">
            <text:p>AOC 201</text:p>
          </table:table-cell>
          <table:table-cell office:value-type="string">
            <text:p>2. OG</text:p>
          </table:table-cell>
          <table:table-cell table:number-columns-repeated="2"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table:number-columns-repeated="2" office:value-type="string">
            <text:p>nein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30.46</text:p>
          </table:table-cell>
          <table:table-cell office:value-type="string">
            <text:p>-</text:p>
          </table:table-cell>
          <table:table-cell office:value-type="string">
            <text:p>HS Neue Chemie</text:p>
          </table:table-cell>
          <table:table-cell office:value-type="string">
            <text:p>EG</text:p>
          </table:table-cell>
          <table:table-cell office:value-type="string">
            <text:p>-</text:p>
          </table:table-cell>
          <table:table-cell office:value-type="string">
            <text:p>Zugang auch über Keller möglich (mit Fahrstuhl zum 1. UG)</text:p>
          </table:table-cell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string">
            <text:p>ca. 10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office:value-type="string">
            <text:p>stark abfallender Hörsaal, Rollstuhl nur ganz vorne oder ganz hinten möglich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30.50, 30.51</text:p>
          </table:table-cell>
          <table:table-cell table:style-name="Default"/>
          <table:table-cell office:value-type="string">
            <text:p>Leesesäle</text:p>
          </table:table-cell>
          <table:table-cell office:value-type="string">
            <text:p>EG, 1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 office:value-type="string">
            <text:p>feste Tische an Wandseite</text:p>
          </table:table-cell>
          <table:table-cell office:value-type="string">
            <text:p>ja, an Tischen</text:p>
          </table:table-cell>
          <table:table-cell/>
          <table:table-cell office:value-type="string">
            <text:p>nein</text:p>
          </table:table-cell>
          <table:table-cell office:value-type="string">
            <text:p>keine Tafel</text:p>
          </table:table-cell>
          <table:table-cell office:value-type="string">
            <text:p>1 pro Arbeitsplatz</text:p>
          </table:table-cell>
          <table:table-cell/>
          <table:table-cell office:value-type="string">
            <text:p>nein</text:p>
          </table:table-cell>
          <table:table-cell table:number-columns-repeated="2"/>
          <table:table-cell office:value-type="string">
            <text:p>Begrenzte Anzahl an Arbeitsplätzen</text:p>
          </table:table-cell>
        </table:table-row>
        <table:table-row table:style-name="ro2">
          <table:table-cell office:value-type="string">
            <text:p>30.50, 30.51</text:p>
          </table:table-cell>
          <table:table-cell table:style-name="Default"/>
          <table:table-cell office:value-type="string">
            <text:p>Gruppenarbeitsräume</text:p>
          </table:table-cell>
          <table:table-cell office:value-type="string">
            <text:p>1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office:value-type="string">
            <text:p>ja, beliebi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Tafel</text:p>
          </table:table-cell>
          <table:table-cell office:value-type="float" office:value="4">
            <text:p>4</text:p>
          </table:table-cell>
          <table:table-cell office:value-type="string">
            <text:p>3 an Fensterseite, 1 neben Tür</text:p>
          </table:table-cell>
          <table:table-cell table:number-columns-repeated="3"/>
          <table:table-cell office:value-type="string">
            <text:p>7 Gruppenarbeitsräume mit jeweils ca. 15 Plätzen</text:p>
          </table:table-cell>
        </table:table-row>
        <table:table-row table:style-name="ro2">
          <table:table-cell office:value-type="string">
            <text:p>30.91</text:p>
          </table:table-cell>
          <table:table-cell office:value-type="string">
            <text:p>012</text:p>
          </table:table-cell>
          <table:table-cell office:value-type="string">
            <text:p>Seminarraum</text:p>
          </table:table-cell>
          <table:table-cell office:value-type="string">
            <text:p>EG</text:p>
          </table:table-cell>
          <table:table-cell table:number-columns-repeated="2"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string">
            <text:p>30.91</text:p>
          </table:table-cell>
          <table:table-cell office:value-type="string">
            <text:p>016</text:p>
          </table:table-cell>
          <table:table-cell office:value-type="string">
            <text:p>Seminarraum</text:p>
          </table:table-cell>
          <table:table-cell office:value-type="string">
            <text:p>EG</text:p>
          </table:table-cell>
          <table:table-cell table:number-columns-repeated="2"/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ja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string">
            <text:p>30.95</text:p>
          </table:table-cell>
          <table:table-cell table:style-name="Default" office:value-type="string">
            <text:p>HS A/B</text:p>
          </table:table-cell>
          <table:table-cell office:value-type="string">
            <text:p>Audimax</text:p>
          </table:table-cell>
          <table:table-cell office:value-type="string">
            <text:p>EG. 1.OG</text:p>
          </table:table-cell>
          <table:table-cell office:value-type="string">
            <text:p>Zugang links und rechts im EG, über Treppen/ Aufzug im 1.OG</text:p>
          </table:table-cell>
          <table:table-cell/>
          <table:table-cell office:value-type="string">
            <text:p>ja</text:p>
          </table:table-cell>
          <table:table-cell office:value-type="string">
            <text:p>Klapptische</text:p>
          </table:table-cell>
          <table:table-cell office:value-type="string">
            <text:p>nein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float" office:value="3">
            <text:p>3</text:p>
          </table:table-cell>
          <table:table-cell office:value-type="string">
            <text:p>Reihe B06 Mittelgang an Stufe</text:p>
          </table:table-cell>
          <table:table-cell office:value-type="string">
            <text:p>nein</text:p>
          </table:table-cell>
          <table:table-cell table:number-columns-repeated="2"/>
          <table:table-cell office:value-type="string">
            <text:p>kann in Hörsaal A und B unterteilt werden</text:p>
          </table:table-cell>
        </table:table-row>
        <table:table-row table:style-name="ro2">
          <table:table-cell office:value-type="string">
            <text:p>30.95</text:p>
          </table:table-cell>
          <table:table-cell table:style-name="Default"/>
          <table:table-cell office:value-type="string">
            <text:p>Seminarraum A/B</text:p>
          </table:table-cell>
          <table:table-cell office:value-type="string">
            <text:p>1.OG</text:p>
          </table:table-cell>
          <table:table-cell office:value-type="string">
            <text:p>rechts vom Aufzug</text:p>
          </table:table-cell>
          <table:table-cell office:value-type="string">
            <text:p>Aufzug oder Treppen</text:p>
          </table:table-cell>
          <table:table-cell office:value-type="string">
            <text:p>nein</text:p>
          </table:table-cell>
          <table:table-cell office:value-type="string">
            <text:p>Bewegliche Einzeltische</text:p>
          </table:table-cell>
          <table:table-cell office:value-type="string">
            <text:p>ja, beliebig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float" office:value="1">
            <text:p>1</text:p>
          </table:table-cell>
          <table:table-cell office:value-type="string">
            <text:p>rechts neben Tür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kann in Raum A und B unterteilt werden</text:p>
          </table:table-cell>
        </table:table-row>
        <table:table-row table:style-name="ro2">
          <table:table-cell office:value-type="string">
            <text:p>40.11</text:p>
          </table:table-cell>
          <table:table-cell table:style-name="Default" office:value-type="string">
            <text:p>001</text:p>
          </table:table-cell>
          <table:table-cell office:value-type="string">
            <text:p>Hörsaal</text:p>
          </table:table-cell>
          <table:table-cell office:value-type="string">
            <text:p>EG</text:p>
          </table:table-cell>
          <table:table-cell office:value-type="string">
            <text:p>Hochparterre</text:p>
          </table:table-cell>
          <table:table-cell office:value-type="string">
            <text:p>Aufzug in Geb. 40.19, Zugänge über Geb. 40.12 und 40.13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am Vortragstisch</text:p>
          </table:table-cell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40.40</text:p>
          </table:table-cell>
          <table:table-cell table:style-name="Default" office:value-type="string">
            <text:p>007</text:p>
          </table:table-cell>
          <table:table-cell office:value-type="string">
            <text:p>Hörsaal Sport</text:p>
          </table:table-cell>
          <table:table-cell office:value-type="string">
            <text:p>EG</text:p>
          </table:table-cell>
          <table:table-cell/>
          <table:table-cell office:value-type="string">
            <text:p>über Rampe im Foyer</text:p>
          </table:table-cell>
          <table:table-cell office:value-type="string">
            <text:p>ja</text:p>
          </table:table-cell>
          <table:table-cell/>
          <table:table-cell office:value-type="string">
            <text:p>nein</text:p>
          </table:table-cell>
          <table:table-cell/>
          <table:table-cell table:number-columns-repeated="2" office:value-type="string">
            <text:p>nein</text:p>
          </table:table-cell>
          <table:table-cell office:value-type="string">
            <text:p>keine</text:p>
          </table:table-cell>
          <table:table-cell table:number-columns-repeated="5"/>
        </table:table-row>
        <table:table-row table:style-name="ro2">
          <table:table-cell office:value-type="string">
            <text:p>50.20</text:p>
          </table:table-cell>
          <table:table-cell office:value-type="string">
            <text:p>003</text:p>
          </table:table-cell>
          <table:table-cell office:value-type="string">
            <text:p>-</text:p>
          </table:table-cell>
          <table:table-cell office:value-type="string">
            <text:p>EG</text:p>
          </table:table-cell>
          <table:table-cell office:value-type="string">
            <text:p>-</text:p>
          </table:table-cell>
          <table:table-cell office:value-type="string">
            <text:p>Lastenaufzug nur mit Hausmeister, ab EG normale Aufzüge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table:number-columns-repeated="3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50.20</text:p>
          </table:table-cell>
          <table:table-cell office:value-type="string">
            <text:p>256</text:p>
          </table:table-cell>
          <table:table-cell office:value-type="string">
            <text:p>-</text:p>
          </table:table-cell>
          <table:table-cell office:value-type="string">
            <text:p>2. OG</text:p>
          </table:table-cell>
          <table:table-cell office:value-type="string">
            <text:p>-</text:p>
          </table:table-cell>
          <table:table-cell office:value-type="string">
            <text:p>Lastenaufzug nur mit Hausmeister, ab EG normale Aufzüge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table:number-columns-repeated="3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50.20</text:p>
          </table:table-cell>
          <table:table-cell office:value-type="string">
            <text:p>342</text:p>
          </table:table-cell>
          <table:table-cell office:value-type="string">
            <text:p>-</text:p>
          </table:table-cell>
          <table:table-cell office:value-type="string">
            <text:p>3. OG</text:p>
          </table:table-cell>
          <table:table-cell office:value-type="string">
            <text:p>-</text:p>
          </table:table-cell>
          <table:table-cell office:value-type="string">
            <text:p>Lastenaufzug nur mit Hausmeister, ab EG normale Aufzüge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table:number-columns-repeated="3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50.34</text:p>
          </table:table-cell>
          <table:table-cell table:style-name="Default" office:value-type="string">
            <text:p>-107;-108;-109;-118;-119;-120</text:p>
          </table:table-cell>
          <table:table-cell/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34</text:p>
          </table:table-cell>
          <table:table-cell table:style-name="Default" office:value-type="string">
            <text:p>-101;-102</text:p>
          </table:table-cell>
          <table:table-cell/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ja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vorhanden</text:p>
          </table:table-cell>
          <table:table-cell office:value-type="string">
            <text:p>k.A</text:p>
          </table:table-cell>
          <table:table-cell office:value-type="string">
            <text:p>ja</text:p>
          </table:table-cell>
          <table:table-cell/>
          <table:table-cell office:value-type="string">
            <text:p>Stufen </text:p>
          </table:table-cell>
          <table:table-cell office:value-type="string">
            <text:p>ebenerdig Platz für Rollstuhlfahrer</text:p>
          </table:table-cell>
        </table:table-row>
        <table:table-row table:style-name="ro2">
          <table:table-cell office:value-type="string">
            <text:p>50.34</text:p>
          </table:table-cell>
          <table:table-cell table:style-name="Default" office:value-type="float" office:value="131">
            <text:p>131</text:p>
          </table:table-cell>
          <table:table-cell/>
          <table:table-cell office:value-type="string">
            <text:p>1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34</text:p>
          </table:table-cell>
          <table:table-cell table:style-name="Default" office:value-type="float" office:value="236">
            <text:p>236</text:p>
          </table:table-cell>
          <table:table-cell/>
          <table:table-cell office:value-type="string">
            <text:p>2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34</text:p>
          </table:table-cell>
          <table:table-cell table:style-name="Default" office:value-type="float" office:value="301">
            <text:p>301</text:p>
          </table:table-cell>
          <table:table-cell/>
          <table:table-cell office:value-type="string">
            <text:p>3.O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38</text:p>
          </table:table-cell>
          <table:table-cell table:style-name="ce29" office:value-type="float" office:value="12">
            <text:p>12</text:p>
          </table:table-cell>
          <table:table-cell office:value-type="string">
            <text:p>Selmeyer-Saal</text:p>
          </table:table-cell>
          <table:table-cell office:value-type="string">
            <text:p>EG</text:p>
          </table:table-cell>
          <table:table-cell office:value-type="string">
            <text:p>Ebenerdig</text:p>
          </table:table-cell>
          <table:table-cell/>
          <table:table-cell office:value-type="string">
            <text:p>ja</text:p>
          </table:table-cell>
          <table:table-cell office:value-type="string">
            <text:p>feste Reihe</text:p>
          </table:table-cell>
          <table:table-cell office:value-type="string">
            <text:p>ja, oberer Bereich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 table:number-columns-repeated="3"/>
          <table:table-cell office:value-type="string">
            <text:p>Stufen</text:p>
          </table:table-cell>
          <table:table-cell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-108">
            <text:p>-108</text:p>
          </table:table-cell>
          <table:table-cell office:value-type="string">
            <text:p>Seminarraum</text:p>
          </table:table-cell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-109">
            <text:p>-109</text:p>
          </table:table-cell>
          <table:table-cell office:value-type="string">
            <text:p>Seminarraum</text:p>
          </table:table-cell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-133">
            <text:p>-133</text:p>
          </table:table-cell>
          <table:table-cell office:value-type="string">
            <text:p>Seminarraum</text:p>
          </table:table-cell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 office:value-type="string">
            <text:p>Seitenfläche am Stuhl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-134">
            <text:p>-134</text:p>
          </table:table-cell>
          <table:table-cell office:value-type="string">
            <text:p>Seminarraum</text:p>
          </table:table-cell>
          <table:table-cell office:value-type="string">
            <text:p>UG</text:p>
          </table:table-cell>
          <table:table-cell/>
          <table:table-cell office:value-type="string">
            <text:p>Aufzug</text:p>
          </table:table-cell>
          <table:table-cell office:value-type="string">
            <text:p>nein</text:p>
          </table:table-cell>
          <table:table-cell office:value-type="string">
            <text:p>Seitenfläche am Stuhl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45">
            <text:p>45</text:p>
          </table:table-cell>
          <table:table-cell office:value-type="string">
            <text:p>Seminarraum</text:p>
          </table:table-cell>
          <table:table-cell office:value-type="string">
            <text:p>EG</text:p>
          </table:table-cell>
          <table:table-cell table:number-columns-repeated="2"/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>
          <table:table-cell office:value-type="string">
            <text:p>50.41</text:p>
          </table:table-cell>
          <table:table-cell table:style-name="Default" office:value-type="float" office:value="46">
            <text:p>46</text:p>
          </table:table-cell>
          <table:table-cell office:value-type="string">
            <text:p>Seminarraum</text:p>
          </table:table-cell>
          <table:table-cell office:value-type="string">
            <text:p>EG</text:p>
          </table:table-cell>
          <table:table-cell table:number-columns-repeated="2"/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6">
          <table:table-cell office:value-type="string">
            <text:p>50.41</text:p>
          </table:table-cell>
          <table:table-cell table:style-name="Default" office:value-type="float" office:value="145">
            <text:p>145</text:p>
          </table:table-cell>
          <table:table-cell office:value-type="string">
            <text:p>Vortragsraum</text:p>
          </table:table-cell>
          <table:table-cell office:value-type="string">
            <text:p>1.OG</text:p>
          </table:table-cell>
          <table:table-cell office:value-type="string">
            <text:p>Ebenerdig</text:p>
          </table:table-cell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keine Tafel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6">
          <table:table-cell office:value-type="string">
            <text:p>50.41</text:p>
          </table:table-cell>
          <table:table-cell table:style-name="Default" office:value-type="float" office:value="146">
            <text:p>146</text:p>
          </table:table-cell>
          <table:table-cell office:value-type="string">
            <text:p>Vortragsraum</text:p>
          </table:table-cell>
          <table:table-cell office:value-type="string">
            <text:p>1.OG</text:p>
          </table:table-cell>
          <table:table-cell office:value-type="string">
            <text:p>Ebenerdig</text:p>
          </table:table-cell>
          <table:table-cell office:value-type="string">
            <text:p>Aufzug</text:p>
          </table:table-cell>
          <table:table-cell office:value-type="string">
            <text:p>nein</text:p>
          </table:table-cell>
          <table:table-cell/>
          <table:table-cell table:number-columns-repeated="3" office:value-type="string">
            <text:p>ja</text:p>
          </table:table-cell>
          <table:table-cell office:value-type="string">
            <text:p>keine Tafel</text:p>
          </table:table-cell>
          <table:table-cell office:value-type="string">
            <text:p>k.A.</text:p>
          </table:table-cell>
          <table:table-cell/>
          <table:table-cell office:value-type="string">
            <text:p>ja</text:p>
          </table:table-cell>
          <table:table-cell table:number-columns-repeated="3"/>
        </table:table-row>
        <table:table-row table:style-name="ro2" table:number-rows-repeated="1048511">
          <table:table-cell table:number-columns-repeated="18"/>
        </table:table-row>
        <table:table-row table:style-name="ro11" table:number-rows-repeated="4">
          <table:table-cell table:number-columns-repeated="18"/>
        </table:table-row>
        <table:table-row table:style-name="ro11">
          <table:table-cell table:number-columns-repeated="18"/>
        </table:table-row>
      </table:table>
      <table:named-expressions/>
      <table:database-ranges>
        <table:database-range table:name="__Anonymous_Sheet_DB__0" table:target-range-address="Gebäude.B3:Gebäude.AMB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Gierke</meta:initial-creator>
    <meta:creation-date>2014-08-09T10:14:20.218231889</meta:creation-date>
    <dc:date>2014-09-29T14:43:43</dc:date>
    <meta:editing-duration>PT16H41M5S</meta:editing-duration>
    <meta:editing-cycles>99</meta:editing-cycles>
    <meta:generator>LibreOffice/3.5$Linux_X86_64 LibreOffice_project/350m1$Build-2</meta:generator>
    <meta:document-statistic meta:table-count="2" meta:cell-count="2966" meta:object-count="0"/>
  </office:meta>
</office:document-meta>
</file>